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fo:font-size="14pt" officeooo:rsid="00e9f23b" officeooo:paragraph-rsid="00e9f23b" style:font-size-asian="12.25pt" style:font-size-complex="14pt"/>
    </style:style>
    <style:style style:name="P2" style:family="paragraph" style:parent-style-name="Standard">
      <style:text-properties style:font-name="Liberation Sans" fo:font-size="14pt" officeooo:rsid="001f0fdc" officeooo:paragraph-rsid="001f0fdc" style:font-size-asian="12.25pt" style:font-size-complex="14pt"/>
    </style:style>
    <style:style style:name="P3" style:family="paragraph" style:parent-style-name="Standard">
      <style:text-properties style:font-name="Liberation Sans" fo:font-size="14pt" officeooo:rsid="001f0fdc" officeooo:paragraph-rsid="00558b19" style:font-size-asian="12.25pt" style:font-size-complex="14pt"/>
    </style:style>
    <style:style style:name="P4" style:family="paragraph" style:parent-style-name="Standard">
      <style:text-properties style:font-name="Liberation Sans" fo:font-size="14pt" officeooo:rsid="005b1dfe" officeooo:paragraph-rsid="00676ad7" style:font-size-asian="12.25pt" style:font-size-complex="14pt"/>
    </style:style>
    <style:style style:name="P5" style:family="paragraph" style:parent-style-name="Standard">
      <style:text-properties style:font-name="Liberation Sans" fo:font-size="14pt" officeooo:rsid="005b1dfe" officeooo:paragraph-rsid="005b1dfe" style:font-size-asian="12.25pt" style:font-size-complex="14pt"/>
    </style:style>
    <style:style style:name="P6" style:family="paragraph" style:parent-style-name="Standard">
      <style:text-properties style:font-name="Liberation Sans" fo:font-size="14pt" officeooo:rsid="00617491" officeooo:paragraph-rsid="00617491" style:font-size-asian="12.25pt" style:font-size-complex="14pt"/>
    </style:style>
    <style:style style:name="P7" style:family="paragraph" style:parent-style-name="Standard">
      <style:text-properties style:font-name="Liberation Sans" fo:font-size="14pt" officeooo:rsid="0042ab42" officeooo:paragraph-rsid="0042ab42" style:font-size-asian="12.25pt" style:font-size-complex="14pt"/>
    </style:style>
    <style:style style:name="P8" style:family="paragraph" style:parent-style-name="Standard">
      <style:text-properties style:font-name="Liberation Sans" fo:font-size="14pt" officeooo:rsid="01368f25" officeooo:paragraph-rsid="01368f25" style:font-size-asian="12.25pt" style:font-size-complex="14pt"/>
    </style:style>
    <style:style style:name="P9" style:family="paragraph" style:parent-style-name="Standard">
      <style:text-properties style:font-name="Liberation Sans" fo:font-size="14pt" officeooo:rsid="0029dfca" officeooo:paragraph-rsid="0029dfca" style:font-size-asian="12.25pt" style:font-size-complex="14pt"/>
    </style:style>
    <style:style style:name="P10" style:family="paragraph" style:parent-style-name="Standard">
      <style:text-properties style:font-name="Liberation Sans" fo:font-size="14pt" officeooo:rsid="00833e99" officeooo:paragraph-rsid="00833e99" style:font-size-asian="12.25pt" style:font-size-complex="14pt"/>
    </style:style>
    <style:style style:name="P11" style:family="paragraph" style:parent-style-name="Standard">
      <style:text-properties style:font-name="Liberation Sans" fo:font-size="14pt" officeooo:rsid="0021bbed" officeooo:paragraph-rsid="00334ccc" style:font-size-asian="12.25pt" style:font-size-complex="14pt"/>
    </style:style>
    <style:style style:name="P12" style:family="paragraph" style:parent-style-name="Standard">
      <style:text-properties style:font-name="Liberation Sans" fo:font-size="14pt" officeooo:rsid="017150c1" officeooo:paragraph-rsid="003513fa" style:font-size-asian="12.25pt" style:font-size-complex="14pt"/>
    </style:style>
    <style:style style:name="P13" style:family="paragraph" style:parent-style-name="Standard">
      <style:text-properties style:font-name="Liberation Sans" fo:font-size="14pt" officeooo:rsid="0183cc81" officeooo:paragraph-rsid="0183cc81" style:font-size-asian="12.25pt" style:font-size-complex="14pt"/>
    </style:style>
    <style:style style:name="P14" style:family="paragraph" style:parent-style-name="Standard">
      <style:text-properties style:font-name="Liberation Sans" fo:font-size="14pt" officeooo:rsid="016dc139" officeooo:paragraph-rsid="016dc139" style:font-size-asian="12.25pt" style:font-size-complex="14pt"/>
    </style:style>
    <style:style style:name="P15" style:family="paragraph" style:parent-style-name="Standard">
      <style:text-properties style:font-name="Liberation Sans" fo:font-size="14pt" officeooo:rsid="016dc139" officeooo:paragraph-rsid="0180f424" style:font-size-asian="12.25pt" style:font-size-complex="14pt"/>
    </style:style>
    <style:style style:name="P16" style:family="paragraph" style:parent-style-name="Standard">
      <style:text-properties style:font-name="Liberation Sans" fo:font-size="14pt" officeooo:rsid="01696acc" officeooo:paragraph-rsid="01696acc" style:font-size-asian="12.25pt" style:font-size-complex="14pt"/>
    </style:style>
    <style:style style:name="P17" style:family="paragraph" style:parent-style-name="Standard">
      <style:text-properties style:font-name="Liberation Sans" fo:font-size="14pt" officeooo:rsid="0164c03f" officeooo:paragraph-rsid="0164c03f" style:font-size-asian="12.25pt" style:font-size-complex="14pt"/>
    </style:style>
    <style:style style:name="P18" style:family="paragraph" style:parent-style-name="Standard">
      <style:text-properties style:font-name="Liberation Sans" fo:font-size="14pt" officeooo:rsid="00966cf8" officeooo:paragraph-rsid="00966cf8" style:font-size-asian="12.25pt" style:font-size-complex="14pt"/>
    </style:style>
    <style:style style:name="P19" style:family="paragraph" style:parent-style-name="Standard">
      <style:text-properties style:font-name="Liberation Sans" fo:font-size="14pt" fo:font-weight="bold" officeooo:rsid="004e6a6d" officeooo:paragraph-rsid="004e6a6d" style:font-size-asian="12.25pt" style:font-weight-asian="bold" style:font-size-complex="14pt" style:font-weight-complex="bold"/>
    </style:style>
    <style:style style:name="P20" style:family="paragraph" style:parent-style-name="Standard">
      <style:text-properties style:font-name="Liberation Sans" fo:font-size="14pt" fo:font-weight="bold" officeooo:rsid="004e6a6d" officeooo:paragraph-rsid="00506bec" style:font-size-asian="12.25pt" style:font-weight-asian="bold" style:font-size-complex="14pt" style:font-weight-complex="bold"/>
    </style:style>
    <style:style style:name="P21" style:family="paragraph" style:parent-style-name="Standard">
      <style:text-properties style:font-name="Liberation Sans" fo:font-size="14pt" fo:font-weight="bold" officeooo:rsid="004f98ec" officeooo:paragraph-rsid="0051fa76" style:font-size-asian="12.25pt" style:font-weight-asian="bold" style:font-size-complex="14pt" style:font-weight-complex="bold"/>
    </style:style>
    <style:style style:name="P22" style:family="paragraph" style:parent-style-name="Standard">
      <style:text-properties style:font-name="Liberation Sans" fo:font-size="14pt" fo:font-weight="bold" officeooo:rsid="004f98ec" officeooo:paragraph-rsid="004f98ec" style:font-size-asian="12.25pt" style:font-weight-asian="bold" style:font-size-complex="14pt" style:font-weight-complex="bold"/>
    </style:style>
    <style:style style:name="P23" style:family="paragraph" style:parent-style-name="Standard">
      <style:text-properties style:font-name="Liberation Sans" fo:font-size="14pt" fo:font-weight="bold" officeooo:rsid="005b8b63" officeooo:paragraph-rsid="005b8b63" style:font-size-asian="12.25pt" style:font-weight-asian="bold" style:font-size-complex="14pt" style:font-weight-complex="bold"/>
    </style:style>
    <style:style style:name="P24" style:family="paragraph" style:parent-style-name="Standard">
      <style:text-properties style:font-name="Liberation Sans" fo:font-size="14pt" fo:font-weight="bold" officeooo:rsid="007ead3c" officeooo:paragraph-rsid="007ead3c" style:font-size-asian="12.25pt" style:font-weight-asian="bold" style:font-size-complex="14pt" style:font-weight-complex="bold"/>
    </style:style>
    <style:style style:name="P25" style:family="paragraph" style:parent-style-name="Standard">
      <style:text-properties style:font-name="Liberation Sans" fo:font-size="14pt" fo:font-weight="bold" officeooo:rsid="007ead3c" officeooo:paragraph-rsid="0042ab42" style:font-size-asian="12.25pt" style:font-weight-asian="bold" style:font-size-complex="14pt" style:font-weight-complex="bold"/>
    </style:style>
    <style:style style:name="P26" style:family="paragraph" style:parent-style-name="Standard">
      <style:text-properties style:font-name="Liberation Sans" fo:font-size="14pt" fo:font-weight="bold" officeooo:rsid="01368f25" officeooo:paragraph-rsid="01368f25" style:font-size-asian="12.25pt" style:font-weight-asian="bold" style:font-size-complex="14pt" style:font-weight-complex="bold"/>
    </style:style>
    <style:style style:name="P27" style:family="paragraph" style:parent-style-name="Standard">
      <style:text-properties style:font-name="Liberation Sans" fo:font-size="14pt" fo:font-weight="bold" officeooo:rsid="00855282" officeooo:paragraph-rsid="00855282" style:font-size-asian="12.25pt" style:font-weight-asian="bold" style:font-size-complex="14pt" style:font-weight-complex="bold"/>
    </style:style>
    <style:style style:name="P28" style:family="paragraph" style:parent-style-name="Standard">
      <style:text-properties style:font-name="Liberation Sans" fo:font-size="14pt" fo:font-weight="bold" officeooo:rsid="00855282" officeooo:paragraph-rsid="0029dfca" style:font-size-asian="12.25pt" style:font-weight-asian="bold" style:font-size-complex="14pt" style:font-weight-complex="bold"/>
    </style:style>
    <style:style style:name="P29" style:family="paragraph" style:parent-style-name="Standard">
      <style:text-properties style:font-name="Liberation Sans" fo:font-size="14pt" fo:font-weight="bold" officeooo:rsid="007edae6" officeooo:paragraph-rsid="007edae6" style:font-size-asian="12.25pt" style:font-weight-asian="bold" style:font-size-complex="14pt" style:font-weight-complex="bold"/>
    </style:style>
    <style:style style:name="P30" style:family="paragraph" style:parent-style-name="Standard">
      <style:text-properties style:font-name="Liberation Sans" fo:font-size="14pt" fo:font-weight="bold" officeooo:rsid="010c92e8" officeooo:paragraph-rsid="010c92e8" style:font-size-asian="12.25pt" style:font-weight-asian="bold" style:font-size-complex="14pt" style:font-weight-complex="bold"/>
    </style:style>
    <style:style style:name="P31" style:family="paragraph" style:parent-style-name="Standard">
      <style:text-properties style:font-name="Liberation Sans" fo:font-size="14pt" fo:font-weight="bold" officeooo:rsid="001b1cdf" officeooo:paragraph-rsid="001b1cdf" style:font-size-asian="12.25pt" style:font-weight-asian="bold" style:font-size-complex="14pt" style:font-weight-complex="bold"/>
    </style:style>
    <style:style style:name="P32" style:family="paragraph" style:parent-style-name="Standard">
      <style:text-properties style:font-name="Liberation Sans" fo:font-size="14pt" fo:font-weight="bold" officeooo:rsid="005b1dfe" officeooo:paragraph-rsid="00e9f23b" style:font-size-asian="12.25pt" style:font-weight-asian="bold" style:font-size-complex="14pt" style:font-weight-complex="bold"/>
    </style:style>
    <style:style style:name="P33" style:family="paragraph" style:parent-style-name="Standard">
      <style:text-properties style:font-name="Liberation Sans" fo:font-size="14pt" fo:font-weight="bold" officeooo:rsid="0037b4f5" officeooo:paragraph-rsid="0037b4f5" style:font-size-asian="12.25pt" style:font-weight-asian="bold" style:font-size-complex="14pt" style:font-weight-complex="bold"/>
    </style:style>
    <style:style style:name="P34" style:family="paragraph" style:parent-style-name="Standard">
      <style:text-properties style:font-name="Liberation Sans" fo:font-size="14pt" fo:font-weight="bold" officeooo:rsid="004702ec" officeooo:paragraph-rsid="0047ca91" style:font-size-asian="12.25pt" style:font-weight-asian="bold" style:font-size-complex="14pt" style:font-weight-complex="bold"/>
    </style:style>
    <style:style style:name="P35" style:family="paragraph" style:parent-style-name="Standard">
      <style:text-properties style:font-name="Liberation Sans" fo:font-size="14pt" fo:font-weight="bold" officeooo:rsid="0066ba97" officeooo:paragraph-rsid="00e9f23b" style:font-size-asian="12.25pt" style:font-weight-asian="bold" style:font-size-complex="14pt" style:font-weight-complex="bold"/>
    </style:style>
    <style:style style:name="P36" style:family="paragraph" style:parent-style-name="Standard">
      <style:text-properties style:font-name="Liberation Sans" fo:font-size="14pt" fo:font-weight="bold" officeooo:rsid="0037f4c3" officeooo:paragraph-rsid="0037f4c3" style:font-size-asian="12.25pt" style:font-weight-asian="bold" style:font-size-complex="14pt" style:font-weight-complex="bold"/>
    </style:style>
    <style:style style:name="P37" style:family="paragraph" style:parent-style-name="Standard">
      <style:text-properties style:font-name="Liberation Sans" fo:font-size="14pt" fo:font-weight="bold" officeooo:rsid="01642869" officeooo:paragraph-rsid="01642869" style:font-size-asian="12.25pt" style:font-weight-asian="bold" style:font-size-complex="14pt" style:font-weight-complex="bold"/>
    </style:style>
    <style:style style:name="P38" style:family="paragraph" style:parent-style-name="Standard">
      <style:text-properties style:font-name="Liberation Sans" fo:font-size="14pt" fo:font-weight="bold" officeooo:rsid="01642869" officeooo:paragraph-rsid="015e8c95" style:font-size-asian="12.25pt" style:font-weight-asian="bold" style:font-size-complex="14pt" style:font-weight-complex="bold"/>
    </style:style>
    <style:style style:name="P39" style:family="paragraph" style:parent-style-name="Standard">
      <style:text-properties style:font-name="Liberation Sans" fo:font-size="14pt" fo:font-weight="bold" officeooo:rsid="016dc139" officeooo:paragraph-rsid="016dc139" style:font-size-asian="12.25pt" style:font-weight-asian="bold" style:font-size-complex="14pt" style:font-weight-complex="bold"/>
    </style:style>
    <style:style style:name="P40" style:family="paragraph" style:parent-style-name="Standard">
      <style:text-properties style:font-name="Liberation Sans" fo:font-size="14pt" fo:font-weight="bold" officeooo:rsid="01696acc" officeooo:paragraph-rsid="01696acc" style:font-size-asian="12.25pt" style:font-weight-asian="bold" style:font-size-complex="14pt" style:font-weight-complex="bold"/>
    </style:style>
    <style:style style:name="P41" style:family="paragraph" style:parent-style-name="Standard">
      <style:text-properties style:font-name="Liberation Sans" fo:font-size="14pt" fo:font-weight="bold" officeooo:rsid="019e0e0a" officeooo:paragraph-rsid="019e0e0a" style:font-size-asian="12.25pt" style:font-weight-asian="bold" style:font-size-complex="14pt" style:font-weight-complex="bold"/>
    </style:style>
    <style:style style:name="P42" style:family="paragraph" style:parent-style-name="Standard">
      <style:text-properties style:font-name="Liberation Sans" fo:font-size="14pt" fo:font-weight="bold" officeooo:rsid="0167e5f8" officeooo:paragraph-rsid="0167e5f8" style:font-size-asian="12.25pt" style:font-weight-asian="bold" style:font-size-complex="14pt" style:font-weight-complex="bold"/>
    </style:style>
    <style:style style:name="P43" style:family="paragraph" style:parent-style-name="Standard">
      <style:text-properties style:font-name="Liberation Sans" fo:font-size="14pt" fo:font-weight="bold" officeooo:rsid="0164c03f" officeooo:paragraph-rsid="0164c03f" style:font-size-asian="12.25pt" style:font-weight-asian="bold" style:font-size-complex="14pt" style:font-weight-complex="bold"/>
    </style:style>
    <style:style style:name="P44" style:family="paragraph" style:parent-style-name="Standard">
      <style:text-properties style:font-name="Liberation Sans" fo:font-size="14pt" fo:font-weight="bold" officeooo:rsid="0180f424" officeooo:paragraph-rsid="0180f424" style:font-size-asian="12.25pt" style:font-weight-asian="bold" style:font-size-complex="14pt" style:font-weight-complex="bold"/>
    </style:style>
    <style:style style:name="P45" style:family="paragraph" style:parent-style-name="Standard">
      <style:text-properties style:font-name="Liberation Sans" fo:font-size="14pt" fo:font-weight="bold" officeooo:rsid="0189d450" officeooo:paragraph-rsid="0189d450" style:font-size-asian="12.25pt" style:font-weight-asian="bold" style:font-size-complex="14pt" style:font-weight-complex="bold"/>
    </style:style>
    <style:style style:name="P46" style:family="paragraph" style:parent-style-name="Standard">
      <style:text-properties style:font-name="Liberation Sans" fo:font-size="14pt" fo:font-weight="bold" officeooo:rsid="018a29d9" officeooo:paragraph-rsid="018a29d9" style:font-size-asian="12.25pt" style:font-weight-asian="bold" style:font-size-complex="14pt" style:font-weight-complex="bold"/>
    </style:style>
    <style:style style:name="P47" style:family="paragraph" style:parent-style-name="Standard">
      <style:text-properties style:font-name="Liberation Sans" fo:font-size="14pt" fo:font-weight="bold" officeooo:rsid="0191f381" officeooo:paragraph-rsid="0191f381" style:font-size-asian="12.25pt" style:font-weight-asian="bold" style:font-size-complex="14pt" style:font-weight-complex="bold"/>
    </style:style>
    <style:style style:name="P48" style:family="paragraph" style:parent-style-name="Standard">
      <style:text-properties style:font-name="Liberation Sans" fo:font-size="14pt" fo:font-weight="bold" officeooo:rsid="0193bb65" officeooo:paragraph-rsid="0193bb65" style:font-size-asian="12.25pt" style:font-weight-asian="bold" style:font-size-complex="14pt" style:font-weight-complex="bold"/>
    </style:style>
    <style:style style:name="P49" style:family="paragraph" style:parent-style-name="Standard">
      <style:text-properties style:font-name="Liberation Sans" fo:font-size="14pt" fo:font-weight="bold" officeooo:rsid="0032a2c0" officeooo:paragraph-rsid="0032a2c0" style:font-size-asian="12.25pt" style:font-weight-asian="bold" style:font-size-complex="14pt" style:font-weight-complex="bold"/>
    </style:style>
    <style:style style:name="P50" style:family="paragraph" style:parent-style-name="Standard">
      <style:text-properties style:font-name="Liberation Sans" fo:font-size="14pt" fo:font-weight="bold" officeooo:rsid="00898e09" officeooo:paragraph-rsid="00898e09" style:font-size-asian="12.25pt" style:font-weight-asian="bold" style:font-size-complex="14pt" style:font-weight-complex="bold"/>
    </style:style>
    <style:style style:name="P51" style:family="paragraph" style:parent-style-name="Standard">
      <style:text-properties style:font-name="Liberation Sans" fo:font-size="14pt" fo:font-weight="bold" officeooo:rsid="008fcee0" officeooo:paragraph-rsid="008fcee0" style:font-size-asian="12.25pt" style:font-weight-asian="bold" style:font-size-complex="14pt" style:font-weight-complex="bold"/>
    </style:style>
    <style:style style:name="P52" style:family="paragraph" style:parent-style-name="Standard">
      <style:text-properties style:font-name="Liberation Sans" fo:font-size="14pt" fo:font-weight="bold" officeooo:rsid="0037d9fc" officeooo:paragraph-rsid="004702ec" style:font-size-asian="12.25pt" style:font-weight-asian="bold" style:font-size-complex="14pt" style:font-weight-complex="bold"/>
    </style:style>
    <style:style style:name="P53" style:family="paragraph" style:parent-style-name="Standard">
      <style:text-properties style:font-name="Liberation Sans" fo:font-size="14pt" fo:font-weight="bold" officeooo:rsid="017f6fbd" officeooo:paragraph-rsid="017f6fbd" style:font-size-asian="12.25pt" style:font-weight-asian="bold" style:font-size-complex="14pt" style:font-weight-complex="bold"/>
    </style:style>
    <style:style style:name="P54" style:family="paragraph" style:parent-style-name="Standard">
      <style:text-properties style:font-name="Liberation Sans" fo:font-size="14pt" fo:font-weight="bold" officeooo:rsid="00a00364" officeooo:paragraph-rsid="00a00364" style:font-size-asian="12.25pt" style:font-weight-asian="bold" style:font-size-complex="14pt" style:font-weight-complex="bold"/>
    </style:style>
    <style:style style:name="P55" style:family="paragraph" style:parent-style-name="Standard">
      <style:text-properties style:font-name="Liberation Sans" fo:font-size="14pt" fo:font-weight="bold" officeooo:rsid="00aca16a" officeooo:paragraph-rsid="00aca16a" style:font-size-asian="12.25pt" style:font-weight-asian="bold" style:font-size-complex="14pt" style:font-weight-complex="bold"/>
    </style:style>
    <style:style style:name="P56" style:family="paragraph" style:parent-style-name="Standard">
      <style:text-properties style:font-name="Liberation Sans" fo:font-size="14pt" fo:font-weight="bold" officeooo:rsid="008e6f81" officeooo:paragraph-rsid="008fcee0" style:font-size-asian="12.25pt" style:font-weight-asian="bold" style:font-size-complex="14pt" style:font-weight-complex="bold"/>
    </style:style>
    <style:style style:name="P57" style:family="paragraph" style:parent-style-name="Standard">
      <style:text-properties style:font-name="Liberation Sans" fo:font-size="14pt" fo:font-weight="bold" officeooo:rsid="00b883f2" officeooo:paragraph-rsid="00b883f2" style:font-size-asian="12.25pt" style:font-weight-asian="bold" style:font-size-complex="14pt" style:font-weight-complex="bold"/>
    </style:style>
    <style:style style:name="P58" style:family="paragraph" style:parent-style-name="Standard">
      <style:text-properties style:font-name="Liberation Sans" fo:font-size="14pt" fo:font-weight="bold" officeooo:rsid="00c49e83" officeooo:paragraph-rsid="00c49e83" style:font-size-asian="12.25pt" style:font-weight-asian="bold" style:font-size-complex="14pt" style:font-weight-complex="bold"/>
    </style:style>
    <style:style style:name="P59" style:family="paragraph" style:parent-style-name="Standard">
      <style:text-properties style:font-name="Liberation Sans" fo:font-size="14pt" fo:font-weight="normal" officeooo:rsid="004e6a6d" officeooo:paragraph-rsid="004e6a6d" style:font-size-asian="12.25pt" style:font-weight-asian="normal" style:font-size-complex="14pt" style:font-weight-complex="normal"/>
    </style:style>
    <style:style style:name="P60" style:family="paragraph" style:parent-style-name="Standard">
      <style:text-properties style:font-name="Liberation Sans" fo:font-size="14pt" fo:font-weight="normal" officeooo:rsid="005b8b63" officeooo:paragraph-rsid="005b8b63" style:font-size-asian="12.25pt" style:font-weight-asian="normal" style:font-size-complex="14pt" style:font-weight-complex="normal"/>
    </style:style>
    <style:style style:name="P61" style:family="paragraph" style:parent-style-name="Standard">
      <style:text-properties style:font-name="Liberation Sans" fo:font-size="14pt" fo:font-weight="normal" officeooo:rsid="0037017a" officeooo:paragraph-rsid="004e6a6d" style:font-size-asian="12.25pt" style:font-weight-asian="normal" style:font-size-complex="14pt" style:font-weight-complex="normal"/>
    </style:style>
    <style:style style:name="P62" style:family="paragraph" style:parent-style-name="Standard">
      <style:text-properties style:font-name="Liberation Sans" fo:font-size="14pt" fo:font-weight="normal" officeooo:rsid="0037017a" officeooo:paragraph-rsid="0037b4f5" style:font-size-asian="12.25pt" style:font-weight-asian="normal" style:font-size-complex="14pt" style:font-weight-complex="normal"/>
    </style:style>
    <style:style style:name="P63" style:family="paragraph" style:parent-style-name="Standard">
      <style:text-properties style:font-name="Liberation Sans" fo:font-size="14pt" fo:font-weight="normal" officeooo:rsid="00b5ce8b" officeooo:paragraph-rsid="00b5ce8b" style:font-size-asian="12.25pt" style:font-weight-asian="normal" style:font-size-complex="14pt" style:font-weight-complex="normal"/>
    </style:style>
    <style:style style:name="P64" style:family="paragraph" style:parent-style-name="Standard">
      <style:text-properties style:font-name="Liberation Sans" fo:font-size="14pt" fo:font-weight="normal" officeooo:rsid="009a3d99" officeooo:paragraph-rsid="009a3d99" style:font-size-asian="12.25pt" style:font-weight-asian="normal" style:font-size-complex="14pt" style:font-weight-complex="normal"/>
    </style:style>
    <style:style style:name="P65" style:family="paragraph" style:parent-style-name="Standard">
      <style:text-properties style:font-name="Liberation Sans" fo:font-size="14pt" fo:font-weight="normal" officeooo:rsid="00256708" officeooo:paragraph-rsid="00256708" style:font-size-asian="12.25pt" style:font-weight-asian="normal" style:font-size-complex="14pt" style:font-weight-complex="normal"/>
    </style:style>
    <style:style style:name="P66" style:family="paragraph" style:parent-style-name="Standard">
      <style:text-properties style:font-name="Liberation Sans" fo:font-size="14pt" fo:font-weight="normal" officeooo:rsid="0037d9fc" officeooo:paragraph-rsid="0037b4f5" style:font-size-asian="12.25pt" style:font-weight-asian="normal" style:font-size-complex="14pt" style:font-weight-complex="normal"/>
    </style:style>
    <style:style style:name="P67" style:family="paragraph" style:parent-style-name="Standard">
      <style:text-properties style:font-name="Liberation Sans" fo:font-size="14pt" fo:font-weight="normal" officeooo:rsid="00833e99" officeooo:paragraph-rsid="00833e99" style:font-size-asian="12.25pt" style:font-weight-asian="normal" style:font-size-complex="14pt" style:font-weight-complex="normal"/>
    </style:style>
    <style:style style:name="P68" style:family="paragraph" style:parent-style-name="Standard">
      <style:text-properties style:font-name="Liberation Sans" fo:font-size="14pt" fo:font-weight="normal" officeooo:rsid="0066ba97" officeooo:paragraph-rsid="00e9f23b" style:font-size-asian="12.25pt" style:font-weight-asian="normal" style:font-size-complex="14pt" style:font-weight-complex="normal"/>
    </style:style>
    <style:style style:name="P69" style:family="paragraph" style:parent-style-name="Standard">
      <style:text-properties style:font-name="Liberation Sans" fo:font-size="14pt" fo:font-weight="normal" officeooo:rsid="0189d450" officeooo:paragraph-rsid="0189d450" style:font-size-asian="12.25pt" style:font-weight-asian="normal" style:font-size-complex="14pt" style:font-weight-complex="normal"/>
    </style:style>
    <style:style style:name="P70" style:family="paragraph" style:parent-style-name="Standard">
      <style:text-properties style:font-name="Liberation Sans" fo:font-size="14pt" fo:font-weight="normal" officeooo:rsid="015e8c95" officeooo:paragraph-rsid="015e8c95" style:font-size-asian="12.25pt" style:font-weight-asian="normal" style:font-size-complex="14pt" style:font-weight-complex="normal"/>
    </style:style>
    <style:style style:name="P71" style:family="paragraph" style:parent-style-name="Standard">
      <style:text-properties style:font-name="Liberation Sans" fo:font-size="14pt" fo:font-weight="normal" officeooo:rsid="007731a0" officeooo:paragraph-rsid="0084b070" style:font-size-asian="12.25pt" style:font-weight-asian="normal" style:font-size-complex="14pt" style:font-weight-complex="normal"/>
    </style:style>
    <style:style style:name="P72" style:family="paragraph" style:parent-style-name="Standard">
      <style:text-properties style:font-name="Liberation Sans" fo:font-size="14pt" fo:font-weight="normal" officeooo:rsid="00678113" officeooo:paragraph-rsid="0084b070" style:font-size-asian="12.25pt" style:font-weight-asian="normal" style:font-size-complex="14pt" style:font-weight-complex="normal"/>
    </style:style>
    <style:style style:name="P73" style:family="paragraph" style:parent-style-name="Standard">
      <style:text-properties style:font-name="Liberation Sans" fo:font-size="14pt" fo:font-weight="normal" officeooo:rsid="0096c301" officeooo:paragraph-rsid="0096c301" style:font-size-asian="12.25pt" style:font-weight-asian="normal" style:font-size-complex="14pt" style:font-weight-complex="normal"/>
    </style:style>
    <style:style style:name="P74" style:family="paragraph" style:parent-style-name="Standard">
      <style:text-properties style:font-name="Liberation Sans" fo:font-size="14pt" fo:font-weight="normal" officeooo:rsid="00a62ad6" officeooo:paragraph-rsid="00a62ad6" style:font-size-asian="12.25pt" style:font-weight-asian="normal" style:font-size-complex="14pt" style:font-weight-complex="normal"/>
    </style:style>
    <style:style style:name="P75" style:family="paragraph" style:parent-style-name="Standard">
      <style:text-properties style:font-name="Liberation Sans" fo:font-size="14pt" fo:font-weight="normal" officeooo:rsid="00a8dd76" officeooo:paragraph-rsid="00a8dd76" style:font-size-asian="12.25pt" style:font-weight-asian="normal" style:font-size-complex="14pt" style:font-weight-complex="normal"/>
    </style:style>
    <style:style style:name="P76" style:family="paragraph" style:parent-style-name="Standard">
      <style:text-properties style:font-name="Liberation Sans" fo:font-size="14pt" fo:font-weight="normal" officeooo:rsid="00a9ce27" officeooo:paragraph-rsid="00a9ce27" style:font-size-asian="12.25pt" style:font-weight-asian="normal" style:font-size-complex="14pt" style:font-weight-complex="normal"/>
    </style:style>
    <style:style style:name="P77" style:family="paragraph" style:parent-style-name="Standard">
      <style:text-properties style:font-name="Liberation Sans" fo:font-size="14pt" fo:font-weight="normal" officeooo:rsid="00aa36f1" officeooo:paragraph-rsid="00aa36f1" style:font-size-asian="12.25pt" style:font-weight-asian="normal" style:font-size-complex="14pt" style:font-weight-complex="normal"/>
    </style:style>
    <style:style style:name="P78" style:family="paragraph" style:parent-style-name="Standard">
      <style:text-properties style:font-name="Liberation Sans" fo:font-size="14pt" fo:font-weight="normal" officeooo:rsid="00b2fabd" officeooo:paragraph-rsid="00b2fabd" style:font-size-asian="12.25pt" style:font-weight-asian="normal" style:font-size-complex="14pt" style:font-weight-complex="normal"/>
    </style:style>
    <style:style style:name="P79" style:family="paragraph" style:parent-style-name="Standard">
      <style:text-properties style:font-name="Liberation Sans" fo:font-size="14pt" fo:font-weight="normal" officeooo:rsid="00ba1863" officeooo:paragraph-rsid="00ba1863" style:font-size-asian="12.25pt" style:font-weight-asian="normal" style:font-size-complex="14pt" style:font-weight-complex="normal"/>
    </style:style>
    <style:style style:name="P80" style:family="paragraph" style:parent-style-name="Standard">
      <style:text-properties style:font-name="Liberation Sans" fo:font-size="14pt" fo:font-style="normal" fo:font-weight="normal" officeooo:rsid="004f98ec" officeooo:paragraph-rsid="004e6a6d" style:font-size-asian="12.25pt" style:font-style-asian="normal" style:font-weight-asian="normal" style:font-size-complex="14pt" style:font-style-complex="normal" style:font-weight-complex="normal"/>
    </style:style>
    <style:style style:name="P81" style:family="paragraph" style:parent-style-name="Standard">
      <style:text-properties style:font-name="Liberation Sans" fo:font-size="14pt" fo:font-style="normal" fo:font-weight="normal" officeooo:rsid="004f98ec" officeooo:paragraph-rsid="004f98ec" style:font-size-asian="12.25pt" style:font-style-asian="normal" style:font-weight-asian="normal" style:font-size-complex="14pt" style:font-style-complex="normal" style:font-weight-complex="normal"/>
    </style:style>
    <style:style style:name="P82" style:family="paragraph" style:parent-style-name="Standard">
      <style:text-properties style:font-name="Liberation Sans" fo:font-size="14pt" fo:font-style="normal" fo:font-weight="normal" officeooo:rsid="004e6a6d" officeooo:paragraph-rsid="004e6a6d" style:font-size-asian="12.25pt" style:font-style-asian="normal" style:font-weight-asian="normal" style:font-size-complex="14pt" style:font-style-complex="normal" style:font-weight-complex="normal"/>
    </style:style>
    <style:style style:name="P83" style:family="paragraph" style:parent-style-name="Standard">
      <style:text-properties style:font-name="Liberation Sans" fo:font-size="14pt" fo:font-style="normal" fo:font-weight="normal" officeooo:rsid="004e6a6d" officeooo:paragraph-rsid="00506bec" style:font-size-asian="12.25pt" style:font-style-asian="normal" style:font-weight-asian="normal" style:font-size-complex="14pt" style:font-style-complex="normal" style:font-weight-complex="normal"/>
    </style:style>
    <style:style style:name="P84" style:family="paragraph" style:parent-style-name="Standard">
      <style:text-properties style:font-name="Liberation Sans" fo:font-size="14pt" fo:font-style="normal" fo:font-weight="normal" officeooo:rsid="00e9f23b" officeooo:paragraph-rsid="00e9f23b" style:font-size-asian="12.25pt" style:font-style-asian="normal" style:font-weight-asian="normal" style:font-size-complex="14pt" style:font-style-complex="normal" style:font-weight-complex="normal"/>
    </style:style>
    <style:style style:name="P85" style:family="paragraph" style:parent-style-name="Standard">
      <style:text-properties style:font-name="Liberation Sans" fo:font-size="14pt" fo:font-style="normal" fo:font-weight="normal" officeooo:rsid="0066ba97" officeooo:paragraph-rsid="00e9f23b" style:font-size-asian="12.25pt" style:font-style-asian="normal" style:font-weight-asian="normal" style:font-size-complex="14pt" style:font-style-complex="normal" style:font-weight-complex="normal"/>
    </style:style>
    <style:style style:name="P86" style:family="paragraph" style:parent-style-name="Standard">
      <style:text-properties style:font-name="Liberation Sans" fo:font-size="14pt" fo:font-style="normal" fo:font-weight="normal" officeooo:rsid="001d4e75" officeooo:paragraph-rsid="001d4e75" style:font-size-asian="12.25pt" style:font-style-asian="normal" style:font-weight-asian="normal" style:font-size-complex="14pt" style:font-style-complex="normal" style:font-weight-complex="normal"/>
    </style:style>
    <style:style style:name="P87" style:family="paragraph" style:parent-style-name="Standard">
      <style:text-properties style:font-name="Liberation Sans" fo:font-size="14pt" fo:font-style="normal" fo:font-weight="normal" officeooo:rsid="001d4e75" officeooo:paragraph-rsid="001ead40" style:font-size-asian="12.25pt" style:font-style-asian="normal" style:font-weight-asian="normal" style:font-size-complex="14pt" style:font-style-complex="normal" style:font-weight-complex="normal"/>
    </style:style>
    <style:style style:name="P88" style:family="paragraph" style:parent-style-name="Standard">
      <style:text-properties style:font-name="Liberation Sans" fo:font-size="14pt" fo:font-style="normal" fo:font-weight="normal" officeooo:rsid="001d4e75" officeooo:paragraph-rsid="00666fca" style:font-size-asian="12.25pt" style:font-style-asian="normal" style:font-weight-asian="normal" style:font-size-complex="14pt" style:font-style-complex="normal" style:font-weight-complex="normal"/>
    </style:style>
    <style:style style:name="P89" style:family="paragraph" style:parent-style-name="Standard">
      <style:text-properties style:font-name="Liberation Sans" fo:font-size="14pt" fo:font-style="normal" fo:font-weight="normal" officeooo:rsid="002525b8" officeooo:paragraph-rsid="002525b8" style:font-size-asian="12.25pt" style:font-style-asian="normal" style:font-weight-asian="normal" style:font-size-complex="14pt" style:font-style-complex="normal" style:font-weight-complex="normal"/>
    </style:style>
    <style:style style:name="P90" style:family="paragraph" style:parent-style-name="Standard">
      <style:text-properties style:font-name="Liberation Sans" fo:font-size="14pt" fo:font-style="normal" fo:font-weight="normal" officeooo:rsid="002ec7bb" officeooo:paragraph-rsid="002ec7bb" style:font-size-asian="12.25pt" style:font-style-asian="normal" style:font-weight-asian="normal" style:font-size-complex="14pt" style:font-style-complex="normal" style:font-weight-complex="normal"/>
    </style:style>
    <style:style style:name="P91" style:family="paragraph" style:parent-style-name="Standard">
      <style:text-properties style:font-name="Liberation Sans" fo:font-size="14pt" fo:font-style="normal" fo:font-weight="normal" officeooo:rsid="00666fca" officeooo:paragraph-rsid="00666fca" style:font-size-asian="12.25pt" style:font-style-asian="normal" style:font-weight-asian="normal" style:font-size-complex="14pt" style:font-style-complex="normal" style:font-weight-complex="normal"/>
    </style:style>
    <style:style style:name="P92" style:family="paragraph" style:parent-style-name="Standard">
      <style:text-properties style:font-name="Liberation Sans" fo:font-size="14pt" fo:font-style="normal" fo:font-weight="bold" officeooo:rsid="001b1cdf" officeooo:paragraph-rsid="001b1cdf" style:font-size-asian="14pt" style:font-style-asian="normal" style:font-weight-asian="bold" style:font-size-complex="14pt" style:font-style-complex="normal" style:font-weight-complex="bold"/>
    </style:style>
    <style:style style:name="P93" style:family="paragraph" style:parent-style-name="Standard">
      <style:text-properties style:font-name="Liberation Sans" fo:font-size="18pt" fo:font-weight="bold" officeooo:rsid="00558b19" officeooo:paragraph-rsid="00558b19" style:font-size-asian="18pt" style:font-weight-asian="bold" style:font-size-complex="18pt" style:font-weight-complex="bold"/>
    </style:style>
    <style:style style:name="P94" style:family="paragraph" style:parent-style-name="Standard">
      <style:text-properties style:font-name="Liberation Sans" fo:font-size="18pt" fo:font-weight="bold" officeooo:rsid="00558b19" officeooo:paragraph-rsid="00e9f23b" style:font-size-asian="15.75pt" style:font-weight-asian="bold" style:font-size-complex="18pt" style:font-weight-complex="bold"/>
    </style:style>
    <style:style style:name="P95" style:family="paragraph" style:parent-style-name="Standard">
      <style:text-properties style:font-name="Liberation Sans" fo:font-size="18pt" fo:font-weight="bold" officeooo:rsid="0066ba97" officeooo:paragraph-rsid="00e9f23b" style:font-size-asian="15.75pt" style:font-weight-asian="bold" style:font-size-complex="18pt" style:font-weight-complex="bold"/>
    </style:style>
    <style:style style:name="P96" style:family="paragraph" style:parent-style-name="Standard">
      <style:text-properties style:font-name="Liberation Sans" fo:font-size="18pt" fo:font-weight="bold" officeooo:rsid="0032a2c0" officeooo:paragraph-rsid="0032a2c0" style:font-size-asian="15.75pt" style:font-weight-asian="bold" style:font-size-complex="18pt" style:font-weight-complex="bold"/>
    </style:style>
    <style:style style:name="P97" style:family="paragraph" style:parent-style-name="Standard" style:list-style-name="L1">
      <style:text-properties style:font-name="Liberation Sans" fo:font-size="14pt" fo:font-weight="normal" officeooo:rsid="005b8b63" officeooo:paragraph-rsid="005b8b63" style:font-size-asian="12.25pt" style:font-weight-asian="normal" style:font-size-complex="14pt" style:font-weight-complex="normal"/>
    </style:style>
    <style:style style:name="P98" style:family="paragraph" style:parent-style-name="Standard" style:list-style-name="L4">
      <style:text-properties style:font-name="Liberation Sans" fo:font-size="14pt" fo:font-weight="normal" officeooo:rsid="00a00364" officeooo:paragraph-rsid="00a00364" style:font-size-asian="12.25pt" style:font-weight-asian="normal" style:font-size-complex="14pt" style:font-weight-complex="normal"/>
    </style:style>
    <style:style style:name="P99" style:family="paragraph" style:parent-style-name="Standard" style:list-style-name="L4">
      <style:text-properties style:font-name="Liberation Sans" fo:font-size="14pt" fo:font-weight="normal" officeooo:rsid="007e3a01" officeooo:paragraph-rsid="00a00364" style:font-size-asian="12.25pt" style:font-weight-asian="normal" style:font-size-complex="14pt" style:font-weight-complex="normal"/>
    </style:style>
    <style:style style:name="P100" style:family="paragraph" style:parent-style-name="Standard" style:list-style-name="L4">
      <style:text-properties style:font-name="Liberation Sans" fo:font-size="14pt" fo:font-weight="normal" officeooo:rsid="00a02f3b" officeooo:paragraph-rsid="00a02f3b" style:font-size-asian="12.25pt" style:font-weight-asian="normal" style:font-size-complex="14pt" style:font-weight-complex="normal"/>
    </style:style>
    <style:style style:name="P101" style:family="paragraph" style:parent-style-name="Standard" style:list-style-name="L12">
      <style:text-properties style:font-name="Liberation Sans" fo:font-size="14pt" fo:font-weight="normal" officeooo:rsid="00a02f3b" officeooo:paragraph-rsid="00a02f3b" style:font-size-asian="12.25pt" style:font-weight-asian="normal" style:font-size-complex="14pt" style:font-weight-complex="normal"/>
    </style:style>
    <style:style style:name="P102" style:family="paragraph" style:parent-style-name="Standard" style:list-style-name="L4">
      <style:text-properties style:font-name="Liberation Sans" fo:font-size="14pt" fo:font-weight="normal" officeooo:rsid="01078f39" officeooo:paragraph-rsid="00a00364" style:font-size-asian="12.25pt" style:font-weight-asian="normal" style:font-size-complex="14pt" style:font-weight-complex="normal"/>
    </style:style>
    <style:style style:name="P103" style:family="paragraph" style:parent-style-name="Standard" style:list-style-name="L4">
      <style:text-properties style:font-name="Liberation Sans" fo:font-size="14pt" fo:font-weight="normal" officeooo:rsid="009bbe4f" officeooo:paragraph-rsid="00a00364" style:font-size-asian="12.25pt" style:font-weight-asian="normal" style:font-size-complex="14pt" style:font-weight-complex="normal"/>
    </style:style>
    <style:style style:name="P104" style:family="paragraph" style:parent-style-name="Standard" style:list-style-name="L4">
      <style:text-properties style:font-name="Liberation Sans" fo:font-size="14pt" fo:font-weight="normal" officeooo:rsid="015a84be" officeooo:paragraph-rsid="00a00364" style:font-size-asian="12.25pt" style:font-weight-asian="normal" style:font-size-complex="14pt" style:font-weight-complex="normal"/>
    </style:style>
    <style:style style:name="P105" style:family="paragraph" style:parent-style-name="Standard" style:list-style-name="L5">
      <style:text-properties style:font-name="Liberation Sans" fo:font-size="14pt" fo:font-weight="normal" officeooo:rsid="008fcee0" officeooo:paragraph-rsid="008fcee0" style:font-size-asian="12.25pt" style:font-weight-asian="normal" style:font-size-complex="14pt" style:font-weight-complex="normal"/>
    </style:style>
    <style:style style:name="P106" style:family="paragraph" style:parent-style-name="Standard" style:list-style-name="L5">
      <style:text-properties style:font-name="Liberation Sans" fo:font-size="14pt" fo:font-weight="normal" officeooo:rsid="009810ce" officeooo:paragraph-rsid="009810ce" style:font-size-asian="12.25pt" style:font-weight-asian="normal" style:font-size-complex="14pt" style:font-weight-complex="normal"/>
    </style:style>
    <style:style style:name="P107" style:family="paragraph" style:parent-style-name="Standard" style:list-style-name="L6">
      <style:text-properties style:font-name="Liberation Sans" fo:font-size="14pt" fo:font-weight="normal" officeooo:rsid="007ead3c" officeooo:paragraph-rsid="007ead3c" style:font-size-asian="12.25pt" style:font-weight-asian="normal" style:font-size-complex="14pt" style:font-weight-complex="normal"/>
    </style:style>
    <style:style style:name="P108" style:family="paragraph" style:parent-style-name="Standard" style:list-style-name="L6">
      <style:text-properties style:font-name="Liberation Sans" fo:font-size="14pt" fo:font-weight="normal" officeooo:rsid="003d2a25" officeooo:paragraph-rsid="003f32c7" style:font-size-asian="12.25pt" style:font-weight-asian="normal" style:font-size-complex="14pt" style:font-weight-complex="normal"/>
    </style:style>
    <style:style style:name="P109" style:family="paragraph" style:parent-style-name="Standard" style:list-style-name="L6">
      <style:text-properties style:font-name="Liberation Sans" fo:font-size="14pt" fo:font-weight="normal" officeooo:rsid="003bdf0c" officeooo:paragraph-rsid="003f32c7" style:font-size-asian="12.25pt" style:font-weight-asian="normal" style:font-size-complex="14pt" style:font-weight-complex="normal"/>
    </style:style>
    <style:style style:name="P110" style:family="paragraph" style:parent-style-name="Standard" style:list-style-name="L6">
      <style:text-properties style:font-name="Liberation Sans" fo:font-size="14pt" fo:font-weight="normal" officeooo:rsid="01621a78" officeooo:paragraph-rsid="01621a78" style:font-size-asian="12.25pt" style:font-weight-asian="normal" style:font-size-complex="14pt" style:font-weight-complex="normal"/>
    </style:style>
    <style:style style:name="P111" style:family="paragraph" style:parent-style-name="Standard" style:list-style-name="L7">
      <style:text-properties style:font-name="Liberation Sans" fo:font-size="14pt" fo:font-weight="normal" officeooo:rsid="0047ca91" officeooo:paragraph-rsid="0047ca91" style:font-size-asian="12.25pt" style:font-weight-asian="normal" style:font-size-complex="14pt" style:font-weight-complex="normal"/>
    </style:style>
    <style:style style:name="P112" style:family="paragraph" style:parent-style-name="Standard" style:list-style-name="L8">
      <style:text-properties style:font-name="Liberation Sans" fo:font-size="14pt" fo:font-weight="normal" officeooo:rsid="0088aa92" officeooo:paragraph-rsid="0088aa92" style:font-size-asian="12.25pt" style:font-weight-asian="normal" style:font-size-complex="14pt" style:font-weight-complex="normal"/>
    </style:style>
    <style:style style:name="P113" style:family="paragraph" style:parent-style-name="Standard" style:list-style-name="L8">
      <style:text-properties style:font-name="Liberation Sans" fo:font-size="14pt" fo:font-weight="normal" officeooo:rsid="00855282" officeooo:paragraph-rsid="00855282" style:font-size-asian="12.25pt" style:font-weight-asian="normal" style:font-size-complex="14pt" style:font-weight-complex="normal"/>
    </style:style>
    <style:style style:name="P114" style:family="paragraph" style:parent-style-name="Standard" style:list-style-name="L8">
      <style:text-properties style:font-name="Liberation Sans" fo:font-size="14pt" fo:font-weight="normal" officeooo:rsid="0163affd" officeooo:paragraph-rsid="0163affd" style:font-size-asian="12.25pt" style:font-weight-asian="normal" style:font-size-complex="14pt" style:font-weight-complex="normal"/>
    </style:style>
    <style:style style:name="P115" style:family="paragraph" style:parent-style-name="Standard" style:list-style-name="L9">
      <style:text-properties style:font-name="Liberation Sans" fo:font-size="14pt" fo:font-weight="normal" officeooo:rsid="00807b09" officeooo:paragraph-rsid="00807b09" style:font-size-asian="12.25pt" style:font-weight-asian="normal" style:font-size-complex="14pt" style:font-weight-complex="normal"/>
    </style:style>
    <style:style style:name="P116" style:family="paragraph" style:parent-style-name="Standard" style:list-style-name="L9">
      <style:text-properties style:font-name="Liberation Sans" fo:font-size="14pt" fo:font-weight="normal" officeooo:rsid="0075b22c" officeooo:paragraph-rsid="0075b22c" style:font-size-asian="12.25pt" style:font-weight-asian="normal" style:font-size-complex="14pt" style:font-weight-complex="normal"/>
    </style:style>
    <style:style style:name="P117" style:family="paragraph" style:parent-style-name="Standard" style:list-style-name="L14">
      <style:text-properties style:font-name="Liberation Sans" fo:font-size="14pt" fo:font-weight="normal" officeooo:rsid="009a3d99" officeooo:paragraph-rsid="009a3d99" style:font-size-asian="12.25pt" style:font-weight-asian="normal" style:font-size-complex="14pt" style:font-weight-complex="normal"/>
    </style:style>
    <style:style style:name="P118" style:family="paragraph" style:parent-style-name="Standard" style:list-style-name="L14">
      <style:text-properties style:font-name="Liberation Sans" fo:font-size="14pt" fo:font-weight="normal" officeooo:rsid="009a583c" officeooo:paragraph-rsid="009a583c" style:font-size-asian="12.25pt" style:font-weight-asian="normal" style:font-size-complex="14pt" style:font-weight-complex="normal"/>
    </style:style>
    <style:style style:name="P119" style:family="paragraph" style:parent-style-name="Standard" style:list-style-name="L14">
      <style:text-properties style:font-name="Liberation Sans" fo:font-size="14pt" fo:font-weight="normal" officeooo:rsid="015e8c95" officeooo:paragraph-rsid="015e8c95" style:font-size-asian="12.25pt" style:font-weight-asian="normal" style:font-size-complex="14pt" style:font-weight-complex="normal"/>
    </style:style>
    <style:style style:name="P120" style:family="paragraph" style:parent-style-name="Standard">
      <style:text-properties style:font-name="Liberation Sans" fo:font-size="14pt" fo:font-weight="normal" officeooo:rsid="015e8c95" officeooo:paragraph-rsid="015e8c95" style:font-size-asian="12.25pt" style:font-weight-asian="normal" style:font-size-complex="14pt" style:font-weight-complex="normal"/>
    </style:style>
    <style:style style:name="P121" style:family="paragraph" style:parent-style-name="Standard" style:list-style-name="L15">
      <style:text-properties style:font-name="Liberation Sans" fo:font-size="14pt" fo:font-weight="normal" officeooo:rsid="00898e09" officeooo:paragraph-rsid="00898e09" style:font-size-asian="12.25pt" style:font-weight-asian="normal" style:font-size-complex="14pt" style:font-weight-complex="normal"/>
    </style:style>
    <style:style style:name="P122" style:family="paragraph" style:parent-style-name="Standard" style:list-style-name="L17">
      <style:text-properties style:font-name="Liberation Sans" fo:font-size="14pt" fo:font-weight="normal" officeooo:rsid="016dc139" officeooo:paragraph-rsid="016dc139" style:font-size-asian="12.25pt" style:font-weight-asian="normal" style:font-size-complex="14pt" style:font-weight-complex="normal"/>
    </style:style>
    <style:style style:name="P123" style:family="paragraph" style:parent-style-name="Standard" style:list-style-name="L21">
      <style:text-properties style:font-name="Liberation Sans" fo:font-size="14pt" fo:font-weight="normal" officeooo:rsid="016dc139" officeooo:paragraph-rsid="0188d757" style:font-size-asian="12.25pt" style:font-weight-asian="normal" style:font-size-complex="14pt" style:font-weight-complex="normal"/>
    </style:style>
    <style:style style:name="P124" style:family="paragraph" style:parent-style-name="Standard" style:list-style-name="L17">
      <style:text-properties style:font-name="Liberation Sans" fo:font-size="14pt" fo:font-weight="normal" officeooo:rsid="00917309" officeooo:paragraph-rsid="0091427b" style:font-size-asian="12.25pt" style:font-weight-asian="normal" style:font-size-complex="14pt" style:font-weight-complex="normal"/>
    </style:style>
    <style:style style:name="P125" style:family="paragraph" style:parent-style-name="Standard" style:list-style-name="L19">
      <style:text-properties style:font-name="Liberation Sans" fo:font-size="14pt" fo:font-weight="normal" officeooo:rsid="00baca33" officeooo:paragraph-rsid="00baca33" style:font-size-asian="12.25pt" style:font-weight-asian="normal" style:font-size-complex="14pt" style:font-weight-complex="normal"/>
    </style:style>
    <style:style style:name="P126" style:family="paragraph" style:parent-style-name="Standard" style:list-style-name="L20">
      <style:text-properties style:font-name="Liberation Sans" fo:font-size="14pt" fo:font-weight="normal" officeooo:rsid="00baca33" officeooo:paragraph-rsid="00baca33" style:font-size-asian="12.25pt" style:font-weight-asian="normal" style:font-size-complex="14pt" style:font-weight-complex="normal"/>
    </style:style>
    <style:style style:name="P127" style:family="paragraph" style:parent-style-name="Standard" style:list-style-name="L20">
      <style:text-properties style:font-name="Liberation Sans" fo:font-size="14pt" fo:font-weight="normal" officeooo:rsid="017f6fbd" officeooo:paragraph-rsid="017f6fbd" style:font-size-asian="12.25pt" style:font-weight-asian="normal" style:font-size-complex="14pt" style:font-weight-complex="normal"/>
    </style:style>
    <style:style style:name="P128" style:family="paragraph" style:parent-style-name="Standard" style:list-style-name="L21">
      <style:text-properties style:font-name="Liberation Sans" fo:font-size="14pt" fo:font-weight="normal" officeooo:rsid="0188d757" officeooo:paragraph-rsid="0188d757" style:font-size-asian="12.25pt" style:font-weight-asian="normal" style:font-size-complex="14pt" style:font-weight-complex="normal"/>
    </style:style>
    <style:style style:name="P129" style:family="paragraph" style:parent-style-name="Standard" style:list-style-name="L22">
      <style:text-properties style:font-name="Liberation Sans" fo:font-size="14pt" fo:font-weight="normal" officeooo:rsid="00be85d0" officeooo:paragraph-rsid="00be85d0" style:font-size-asian="12.25pt" style:font-weight-asian="normal" style:font-size-complex="14pt" style:font-weight-complex="normal"/>
    </style:style>
    <style:style style:name="P130" style:family="paragraph" style:parent-style-name="Standard" style:list-style-name="L22">
      <style:text-properties style:font-name="Liberation Sans" fo:font-size="14pt" fo:font-weight="normal" officeooo:rsid="0088c333" officeooo:paragraph-rsid="0088c333" style:font-size-asian="12.25pt" style:font-weight-asian="normal" style:font-size-complex="14pt" style:font-weight-complex="normal"/>
    </style:style>
    <style:style style:name="P131" style:family="paragraph" style:parent-style-name="Standard" style:list-style-name="L23">
      <style:text-properties style:font-name="Liberation Sans" fo:font-size="14pt" fo:font-weight="normal" officeooo:rsid="0180f424" officeooo:paragraph-rsid="0180f424" style:font-size-asian="12.25pt" style:font-weight-asian="normal" style:font-size-complex="14pt" style:font-weight-complex="normal"/>
    </style:style>
    <style:style style:name="P132" style:family="paragraph" style:parent-style-name="Standard" style:list-style-name="L25">
      <style:text-properties style:font-name="Liberation Sans" fo:font-size="14pt" fo:font-weight="normal" officeooo:rsid="01813db1" officeooo:paragraph-rsid="01813db1" style:font-size-asian="12.25pt" style:font-weight-asian="normal" style:font-size-complex="14pt" style:font-weight-complex="normal"/>
    </style:style>
    <style:style style:name="P133" style:family="paragraph" style:parent-style-name="Standard" style:list-style-name="L25">
      <style:text-properties style:font-name="Liberation Sans" fo:font-size="14pt" fo:font-weight="normal" officeooo:rsid="018d7fd3" officeooo:paragraph-rsid="018d7fd3" style:font-size-asian="12.25pt" style:font-weight-asian="normal" style:font-size-complex="14pt" style:font-weight-complex="normal"/>
    </style:style>
    <style:style style:name="P134" style:family="paragraph" style:parent-style-name="Standard" style:list-style-name="L27">
      <style:text-properties style:font-name="Liberation Sans" fo:font-size="14pt" fo:font-weight="normal" officeooo:rsid="00c49e83" officeooo:paragraph-rsid="00c49e83" style:font-size-asian="12.25pt" style:font-weight-asian="normal" style:font-size-complex="14pt" style:font-weight-complex="normal"/>
    </style:style>
    <style:style style:name="P135" style:family="paragraph" style:parent-style-name="Standard" style:list-style-name="L27">
      <style:text-properties style:font-name="Liberation Sans" fo:font-size="14pt" fo:font-weight="normal" officeooo:rsid="00c60c39" officeooo:paragraph-rsid="00c60c39" style:font-size-asian="12.25pt" style:font-weight-asian="normal" style:font-size-complex="14pt" style:font-weight-complex="normal"/>
    </style:style>
    <style:style style:name="P136" style:family="paragraph" style:parent-style-name="Standard" style:list-style-name="L28">
      <style:text-properties style:font-name="Liberation Sans" fo:font-size="14pt" fo:font-weight="normal" officeooo:rsid="0189d450" officeooo:paragraph-rsid="0189d450" style:font-size-asian="12.25pt" style:font-weight-asian="normal" style:font-size-complex="14pt" style:font-weight-complex="normal"/>
    </style:style>
    <style:style style:name="P137" style:family="paragraph" style:parent-style-name="Standard" style:list-style-name="L29">
      <style:text-properties style:font-name="Liberation Sans" fo:font-size="14pt" fo:font-weight="normal" officeooo:rsid="0189d450" officeooo:paragraph-rsid="0189d450" style:font-size-asian="12.25pt" style:font-weight-asian="normal" style:font-size-complex="14pt" style:font-weight-complex="normal"/>
    </style:style>
    <style:style style:name="P138" style:family="paragraph" style:parent-style-name="Standard" style:list-style-name="L30">
      <style:text-properties style:font-name="Liberation Sans" fo:font-size="14pt" fo:font-weight="normal" officeooo:rsid="018a29d9" officeooo:paragraph-rsid="018a29d9" style:font-size-asian="12.25pt" style:font-weight-asian="normal" style:font-size-complex="14pt" style:font-weight-complex="normal"/>
    </style:style>
    <style:style style:name="P139" style:family="paragraph" style:parent-style-name="Standard" style:list-style-name="L30">
      <style:text-properties style:font-name="Liberation Sans" fo:font-size="14pt" fo:font-weight="normal" officeooo:rsid="018ae9ad" officeooo:paragraph-rsid="018ae9ad" style:font-size-asian="12.25pt" style:font-weight-asian="normal" style:font-size-complex="14pt" style:font-weight-complex="normal"/>
    </style:style>
    <style:style style:name="P140" style:family="paragraph" style:parent-style-name="Standard" style:list-style-name="L31">
      <style:text-properties style:font-name="Liberation Sans" fo:font-size="14pt" fo:font-weight="normal" officeooo:rsid="0198cb38" officeooo:paragraph-rsid="0198cb38" style:font-size-asian="12.25pt" style:font-weight-asian="normal" style:font-size-complex="14pt" style:font-weight-complex="normal"/>
    </style:style>
    <style:style style:name="P141" style:family="paragraph" style:parent-style-name="Standard" style:list-style-name="L32">
      <style:text-properties style:font-name="Liberation Sans" fo:font-size="14pt" fo:font-weight="normal" officeooo:rsid="019a1779" officeooo:paragraph-rsid="019a1779" style:font-size-asian="12.25pt" style:font-weight-asian="normal" style:font-size-complex="14pt" style:font-weight-complex="normal"/>
    </style:style>
    <style:style style:name="P142" style:family="paragraph" style:parent-style-name="Standard" style:list-style-name="L32">
      <style:text-properties style:font-name="Liberation Sans" fo:font-size="14pt" fo:font-weight="normal" officeooo:rsid="019bbeba" officeooo:paragraph-rsid="019bbeba" style:font-size-asian="12.25pt" style:font-weight-asian="normal" style:font-size-complex="14pt" style:font-weight-complex="normal"/>
    </style:style>
    <style:style style:name="P143" style:family="paragraph" style:parent-style-name="Standard" style:list-style-name="L33">
      <style:text-properties style:font-name="Liberation Sans" fo:font-size="14pt" fo:font-weight="normal" officeooo:rsid="01b23e91" officeooo:paragraph-rsid="01b23e91" style:font-size-asian="12.25pt" style:font-weight-asian="normal" style:font-size-complex="14pt" style:font-weight-complex="normal"/>
    </style:style>
    <style:style style:name="P144" style:family="paragraph" style:parent-style-name="Standard" style:list-style-name="L19">
      <style:text-properties style:font-name="Liberation Sans" fo:font-size="14pt" fo:font-weight="normal" officeooo:rsid="00cab381" officeooo:paragraph-rsid="00cab381" style:font-size-asian="12.25pt" style:font-weight-asian="normal" style:font-size-complex="14pt" style:font-weight-complex="normal"/>
    </style:style>
    <style:style style:name="P145" style:family="paragraph" style:parent-style-name="Standard">
      <style:text-properties style:font-name="Liberation Sans" fo:font-size="14pt" fo:font-weight="normal" officeooo:rsid="00cf8af6" officeooo:paragraph-rsid="00cf8af6" style:font-size-asian="12.25pt" style:font-weight-asian="normal" style:font-size-complex="14pt" style:font-weight-complex="normal"/>
    </style:style>
    <style:style style:name="P146" style:family="paragraph" style:parent-style-name="Standard" style:list-style-name="L2">
      <style:text-properties style:font-name="Liberation Sans" fo:font-size="14pt" officeooo:rsid="00617491" officeooo:paragraph-rsid="00617491" style:font-size-asian="12.25pt" style:font-size-complex="14pt"/>
    </style:style>
    <style:style style:name="P147" style:family="paragraph" style:parent-style-name="Standard" style:list-style-name="L2">
      <style:text-properties style:font-name="Liberation Sans" fo:font-size="14pt" officeooo:rsid="00676ad7" officeooo:paragraph-rsid="00676ad7" style:font-size-asian="12.25pt" style:font-size-complex="14pt"/>
    </style:style>
    <style:style style:name="P148" style:family="paragraph" style:parent-style-name="Standard" style:list-style-name="L2">
      <style:text-properties style:font-name="Liberation Sans" fo:font-size="14pt" officeooo:rsid="0062b30d" officeooo:paragraph-rsid="0062b30d" style:font-size-asian="12.25pt" style:font-size-complex="14pt"/>
    </style:style>
    <style:style style:name="P149" style:family="paragraph" style:parent-style-name="Standard" style:list-style-name="L2">
      <style:text-properties style:font-name="Liberation Sans" fo:font-size="14pt" officeooo:rsid="0072a114" officeooo:paragraph-rsid="0072a114" style:font-size-asian="12.25pt" style:font-size-complex="14pt"/>
    </style:style>
    <style:style style:name="P150" style:family="paragraph" style:parent-style-name="Standard" style:list-style-name="L2">
      <style:text-properties style:font-name="Liberation Sans" fo:font-size="14pt" officeooo:rsid="007e3a01" officeooo:paragraph-rsid="007e3a01" style:font-size-asian="12.25pt" style:font-size-complex="14pt"/>
    </style:style>
    <style:style style:name="P151" style:family="paragraph" style:parent-style-name="Standard" style:list-style-name="L3">
      <style:text-properties style:font-name="Liberation Sans" fo:font-size="14pt" officeooo:rsid="00205376" officeooo:paragraph-rsid="0032a2c0" style:font-size-asian="12.25pt" style:font-size-complex="14pt"/>
    </style:style>
    <style:style style:name="P152" style:family="paragraph" style:parent-style-name="Standard" style:list-style-name="L3">
      <style:text-properties style:font-name="Liberation Sans" fo:font-size="14pt" officeooo:rsid="0021bbed" officeooo:paragraph-rsid="0032a2c0" style:font-size-asian="12.25pt" style:font-size-complex="14pt"/>
    </style:style>
    <style:style style:name="P153" style:family="paragraph" style:parent-style-name="Standard" style:list-style-name="L3">
      <style:text-properties style:font-name="Liberation Sans" fo:font-size="14pt" officeooo:rsid="012689e8" officeooo:paragraph-rsid="0032a2c0" style:font-size-asian="12.25pt" style:font-size-complex="14pt"/>
    </style:style>
    <style:style style:name="P154" style:family="paragraph" style:parent-style-name="Standard" style:list-style-name="L3">
      <style:text-properties style:font-name="Liberation Sans" fo:font-size="14pt" officeooo:rsid="01178d44" officeooo:paragraph-rsid="0032a2c0" style:font-size-asian="12.25pt" style:font-size-complex="14pt"/>
    </style:style>
    <style:style style:name="P155" style:family="paragraph" style:parent-style-name="Standard" style:list-style-name="L3">
      <style:text-properties style:font-name="Liberation Sans" fo:font-size="14pt" officeooo:rsid="0042b690" officeooo:paragraph-rsid="0032a2c0" style:font-size-asian="12.25pt" style:font-size-complex="14pt"/>
    </style:style>
    <style:style style:name="P156" style:family="paragraph" style:parent-style-name="Standard" style:list-style-name="L3">
      <style:text-properties style:font-name="Liberation Sans" fo:font-size="14pt" officeooo:rsid="0028407f" officeooo:paragraph-rsid="0032a2c0" style:font-size-asian="12.25pt" style:font-size-complex="14pt"/>
    </style:style>
    <style:style style:name="P157" style:family="paragraph" style:parent-style-name="Standard" style:list-style-name="L3">
      <style:text-properties style:font-name="Liberation Sans" fo:font-size="14pt" officeooo:rsid="0092d2c2" officeooo:paragraph-rsid="0092d2c2" style:font-size-asian="12.25pt" style:font-size-complex="14pt"/>
    </style:style>
    <style:style style:name="P158" style:family="paragraph" style:parent-style-name="Standard" style:list-style-name="L3">
      <style:text-properties style:font-name="Liberation Sans" fo:font-size="14pt" officeooo:rsid="00440d00" officeooo:paragraph-rsid="0032a2c0" style:font-size-asian="12.25pt" style:font-size-complex="14pt"/>
    </style:style>
    <style:style style:name="P159" style:family="paragraph" style:parent-style-name="Standard" style:list-style-name="L3">
      <style:text-properties style:font-name="Liberation Sans" fo:font-size="14pt" officeooo:rsid="00dc44b6" officeooo:paragraph-rsid="0032a2c0" style:font-size-asian="12.25pt" style:font-size-complex="14pt"/>
    </style:style>
    <style:style style:name="P160" style:family="paragraph" style:parent-style-name="Standard" style:list-style-name="L3">
      <style:text-properties style:font-name="Liberation Sans" fo:font-size="14pt" officeooo:rsid="00e8771d" officeooo:paragraph-rsid="0032a2c0" style:font-size-asian="12.25pt" style:font-size-complex="14pt"/>
    </style:style>
    <style:style style:name="P161" style:family="paragraph" style:parent-style-name="Standard" style:list-style-name="L10">
      <style:text-properties style:font-name="Liberation Sans" fo:font-size="14pt" officeooo:rsid="0086f522" officeooo:paragraph-rsid="0086f522" style:font-size-asian="12.25pt" style:font-size-complex="14pt"/>
    </style:style>
    <style:style style:name="P162" style:family="paragraph" style:parent-style-name="Standard" style:list-style-name="L10">
      <style:text-properties style:font-name="Liberation Sans" fo:font-size="14pt" officeooo:rsid="00659bd9" officeooo:paragraph-rsid="00659bd9" style:font-size-asian="12.25pt" style:font-size-complex="14pt"/>
    </style:style>
    <style:style style:name="P163" style:family="paragraph" style:parent-style-name="Standard" style:list-style-name="L10">
      <style:text-properties style:font-name="Liberation Sans" fo:font-size="14pt" officeooo:rsid="0035dd5b" officeooo:paragraph-rsid="0092d2c2" style:font-size-asian="12.25pt" style:font-size-complex="14pt"/>
    </style:style>
    <style:style style:name="P164" style:family="paragraph" style:parent-style-name="Standard" style:list-style-name="L10">
      <style:text-properties style:font-name="Liberation Sans" fo:font-size="14pt" officeooo:rsid="008613d7" officeooo:paragraph-rsid="0092d2c2" style:font-size-asian="12.25pt" style:font-size-complex="14pt"/>
    </style:style>
    <style:style style:name="P165" style:family="paragraph" style:parent-style-name="Standard" style:list-style-name="L10">
      <style:text-properties style:font-name="Liberation Sans" fo:font-size="14pt" officeooo:rsid="00939a7b" officeooo:paragraph-rsid="00939a7b" style:font-size-asian="12.25pt" style:font-size-complex="14pt"/>
    </style:style>
    <style:style style:name="P166" style:family="paragraph" style:parent-style-name="Standard" style:list-style-name="L10">
      <style:text-properties style:font-name="Liberation Sans" fo:font-size="14pt" officeooo:rsid="015a84be" officeooo:paragraph-rsid="009d2085" style:font-size-asian="12.25pt" style:font-size-complex="14pt"/>
    </style:style>
    <style:style style:name="P167" style:family="paragraph" style:parent-style-name="Standard" style:list-style-name="L11">
      <style:text-properties style:font-name="Liberation Sans" fo:font-size="14pt" officeooo:rsid="00775129" officeooo:paragraph-rsid="00775129" style:font-size-asian="12.25pt" style:font-size-complex="14pt"/>
    </style:style>
    <style:style style:name="P168" style:family="paragraph" style:parent-style-name="Standard" style:list-style-name="L11">
      <style:text-properties style:font-name="Liberation Sans" fo:font-size="14pt" officeooo:rsid="009bbe4f" officeooo:paragraph-rsid="009bbe4f" style:font-size-asian="12.25pt" style:font-size-complex="14pt"/>
    </style:style>
    <style:style style:name="P169" style:family="paragraph" style:parent-style-name="Standard" style:list-style-name="L13">
      <style:text-properties style:font-name="Liberation Sans" fo:font-size="14pt" officeooo:rsid="002f6dee" officeooo:paragraph-rsid="002f6dee" style:font-size-asian="12.25pt" style:font-size-complex="14pt"/>
    </style:style>
    <style:style style:name="P170" style:family="paragraph" style:parent-style-name="Standard" style:list-style-name="L13">
      <style:text-properties style:font-name="Liberation Sans" fo:font-size="14pt" officeooo:rsid="002f6dee" officeooo:paragraph-rsid="00312e64" style:font-size-asian="12.25pt" style:font-size-complex="14pt"/>
    </style:style>
    <style:style style:name="P171" style:family="paragraph" style:parent-style-name="Standard" style:list-style-name="L13">
      <style:text-properties style:font-name="Liberation Sans" fo:font-size="14pt" officeooo:rsid="00312e64" officeooo:paragraph-rsid="00312e64" style:font-size-asian="12.25pt" style:font-size-complex="14pt"/>
    </style:style>
    <style:style style:name="P172" style:family="paragraph" style:parent-style-name="Standard" style:list-style-name="L13">
      <style:text-properties style:font-name="Liberation Sans" fo:font-size="14pt" officeooo:rsid="003232a5" officeooo:paragraph-rsid="003232a5" style:font-size-asian="12.25pt" style:font-size-complex="14pt"/>
    </style:style>
    <style:style style:name="P173" style:family="paragraph" style:parent-style-name="Standard" style:list-style-name="L13">
      <style:text-properties style:font-name="Liberation Sans" fo:font-size="14pt" officeooo:rsid="006b597a" officeooo:paragraph-rsid="006b597a" style:font-size-asian="12.25pt" style:font-size-complex="14pt"/>
    </style:style>
    <style:style style:name="P174" style:family="paragraph" style:parent-style-name="Standard" style:list-style-name="L13">
      <style:text-properties style:font-name="Liberation Sans" fo:font-size="14pt" officeooo:rsid="006c9e6b" officeooo:paragraph-rsid="006c9e6b" style:font-size-asian="12.25pt" style:font-size-complex="14pt"/>
    </style:style>
    <style:style style:name="P175" style:family="paragraph" style:parent-style-name="Standard" style:list-style-name="L16">
      <style:text-properties style:font-name="Liberation Sans" fo:font-size="14pt" officeooo:rsid="016dc139" officeooo:paragraph-rsid="016dc139" style:font-size-asian="12.25pt" style:font-size-complex="14pt"/>
    </style:style>
    <style:style style:name="P176" style:family="paragraph" style:parent-style-name="Standard" style:list-style-name="L18">
      <style:text-properties style:font-name="Liberation Sans" fo:font-size="14pt" officeooo:rsid="016dc139" officeooo:paragraph-rsid="016dc139" style:font-size-asian="12.25pt" style:font-size-complex="14pt"/>
    </style:style>
    <style:style style:name="P177" style:family="paragraph" style:parent-style-name="Standard" style:list-style-name="L16">
      <style:text-properties style:font-name="Liberation Sans" fo:font-size="14pt" officeooo:rsid="00917309" officeooo:paragraph-rsid="00917309" style:font-size-asian="12.25pt" style:font-size-complex="14pt"/>
    </style:style>
    <style:style style:name="P178" style:family="paragraph" style:parent-style-name="Standard" style:list-style-name="L18">
      <style:text-properties style:font-name="Liberation Sans" fo:font-size="14pt" officeooo:rsid="016fcfdd" officeooo:paragraph-rsid="016fcfdd" style:font-size-asian="12.25pt" style:font-size-complex="14pt"/>
    </style:style>
    <style:style style:name="P179" style:family="paragraph" style:parent-style-name="Standard" style:list-style-name="L24">
      <style:text-properties style:font-name="Liberation Sans" fo:font-size="14pt" officeooo:rsid="0180f424" officeooo:paragraph-rsid="0180f424" style:font-size-asian="12.25pt" style:font-size-complex="14pt"/>
    </style:style>
    <style:style style:name="P180" style:family="paragraph" style:parent-style-name="Standard" style:list-style-name="L24">
      <style:text-properties style:font-name="Liberation Sans" fo:font-size="14pt" officeooo:rsid="00b7817a" officeooo:paragraph-rsid="00b7817a" style:font-size-asian="12.25pt" style:font-size-complex="14pt"/>
    </style:style>
    <style:style style:name="P181" style:family="paragraph" style:parent-style-name="Standard" style:list-style-name="L26">
      <style:text-properties style:font-name="Liberation Sans" fo:font-size="14pt" officeooo:rsid="01813db1" officeooo:paragraph-rsid="01813db1" style:font-size-asian="12.25pt" style:font-size-complex="14pt"/>
    </style:style>
    <style:style style:name="P182" style:family="paragraph" style:parent-style-name="Standard" style:list-style-name="L26">
      <style:text-properties style:font-name="Liberation Sans" fo:font-size="14pt" officeooo:rsid="00c60c39" officeooo:paragraph-rsid="00c60c39" style:font-size-asian="12.25pt" style:font-size-complex="14pt"/>
    </style:style>
    <style:style style:name="P183" style:family="paragraph" style:parent-style-name="Standard" style:list-style-name="L11">
      <style:text-properties style:font-name="Liberation Sans" fo:font-size="14pt" officeooo:rsid="00cda488" officeooo:paragraph-rsid="00cda488" style:font-size-asian="12.25pt" style:font-size-complex="14pt"/>
    </style:style>
    <style:style style:name="P184" style:family="paragraph" style:parent-style-name="Standard">
      <style:text-properties style:font-name="Liberation Sans" fo:font-size="14pt" fo:font-weight="bold" officeooo:rsid="008b768d" officeooo:paragraph-rsid="015e8c95" style:font-size-asian="12.25pt" style:font-weight-asian="bold" style:font-size-complex="14pt" style:font-weight-complex="bold"/>
    </style:style>
    <style:style style:name="P185" style:family="paragraph" style:parent-style-name="Standard">
      <style:text-properties style:font-name="Liberation Sans" fo:font-size="14pt" fo:font-weight="bold" officeooo:rsid="01642869" officeooo:paragraph-rsid="01642869"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66ba97" style:font-weight-asian="bold" style:font-weight-complex="bold"/>
    </style:style>
    <style:style style:name="T3" style:family="text">
      <style:text-properties fo:font-weight="bold" officeooo:rsid="001f94a0" style:font-weight-asian="bold" style:font-weight-complex="bold"/>
    </style:style>
    <style:style style:name="T4" style:family="text">
      <style:text-properties fo:font-weight="bold" officeooo:rsid="011da273" style:font-weight-asian="bold" style:font-weight-complex="bold"/>
    </style:style>
    <style:style style:name="T5" style:family="text">
      <style:text-properties fo:font-weight="bold" officeooo:rsid="00855282" style:font-weight-asian="bold" style:font-weight-complex="bold"/>
    </style:style>
    <style:style style:name="T6" style:family="text">
      <style:text-properties fo:font-weight="bold" officeooo:rsid="0020bdd5" style:font-weight-asian="bold" style:font-weight-complex="bold"/>
    </style:style>
    <style:style style:name="T7" style:family="text">
      <style:text-properties fo:font-weight="bold" officeooo:rsid="00678113" style:font-weight-asian="bold" style:font-weight-complex="bold"/>
    </style:style>
    <style:style style:name="T8" style:family="text">
      <style:text-properties fo:font-weight="bold" officeooo:rsid="00993ac4" style:font-weight-asian="bold" style:font-weight-complex="bold"/>
    </style:style>
    <style:style style:name="T9" style:family="text">
      <style:text-properties fo:font-weight="bold" officeooo:rsid="00a02f3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66ba97" style:font-weight-asian="normal" style:font-weight-complex="normal"/>
    </style:style>
    <style:style style:name="T12" style:family="text">
      <style:text-properties fo:font-weight="normal" officeooo:rsid="010cc837" style:font-weight-asian="normal" style:font-weight-complex="normal"/>
    </style:style>
    <style:style style:name="T13" style:family="text">
      <style:text-properties fo:font-weight="normal" officeooo:rsid="001b6996" style:font-weight-asian="normal" style:font-weight-complex="normal"/>
    </style:style>
    <style:style style:name="T14" style:family="text">
      <style:text-properties fo:font-weight="normal" officeooo:rsid="001d4e75" style:font-weight-asian="normal" style:font-weight-complex="normal"/>
    </style:style>
    <style:style style:name="T15" style:family="text">
      <style:text-properties officeooo:rsid="00205376"/>
    </style:style>
    <style:style style:name="T16" style:family="text">
      <style:text-properties fo:font-style="normal" style:font-style-asian="normal" style:font-style-complex="normal"/>
    </style:style>
    <style:style style:name="T17" style:family="text">
      <style:text-properties fo:font-style="normal" officeooo:rsid="004f98ec"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5477d0" style:font-style-asian="normal" style:font-weight-asian="normal" style:font-style-complex="normal" style:font-weight-complex="normal"/>
    </style:style>
    <style:style style:name="T20" style:family="text">
      <style:text-properties fo:font-style="normal" fo:font-weight="normal" officeooo:rsid="004f98ec" style:font-style-asian="normal" style:font-weight-asian="normal" style:font-style-complex="normal" style:font-weight-complex="normal"/>
    </style:style>
    <style:style style:name="T21" style:family="text">
      <style:text-properties fo:font-style="normal" fo:font-weight="normal" officeooo:rsid="010c92e8" style:font-style-asian="normal" style:font-weight-asian="normal" style:font-style-complex="normal" style:font-weight-complex="normal"/>
    </style:style>
    <style:style style:name="T22" style:family="text">
      <style:text-properties fo:font-style="normal" fo:font-weight="normal" officeooo:rsid="010cc837" style:font-style-asian="normal" style:font-weight-asian="normal" style:font-style-complex="normal" style:font-weight-complex="normal"/>
    </style:style>
    <style:style style:name="T23" style:family="text">
      <style:text-properties fo:font-style="normal" fo:font-weight="normal" officeooo:rsid="00506bec" style:font-style-asian="normal" style:font-weight-asian="normal" style:font-style-complex="normal" style:font-weight-complex="normal"/>
    </style:style>
    <style:style style:name="T24" style:family="text">
      <style:text-properties fo:font-style="normal" fo:font-weight="normal" officeooo:rsid="001b1cdf"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d4e75" style:font-style-asian="italic" style:font-weight-asian="normal" style:font-style-complex="italic" style:font-weight-complex="normal"/>
    </style:style>
    <style:style style:name="T28" style:family="text">
      <style:text-properties fo:font-style="italic" officeooo:rsid="001f94a0" style:font-style-asian="italic" style:font-style-complex="italic"/>
    </style:style>
    <style:style style:name="T29" style:family="text">
      <style:text-properties fo:font-style="italic" officeooo:rsid="0020bdd5" style:font-style-asian="italic" style:font-style-complex="italic"/>
    </style:style>
    <style:style style:name="T30" style:family="text">
      <style:text-properties officeooo:rsid="001e04ed"/>
    </style:style>
    <style:style style:name="T31" style:family="text">
      <style:text-properties officeooo:rsid="001eb1cd"/>
    </style:style>
    <style:style style:name="T32" style:family="text">
      <style:text-properties officeooo:rsid="001f94a0"/>
    </style:style>
    <style:style style:name="T33" style:family="text">
      <style:text-properties officeooo:rsid="0020bdd5"/>
    </style:style>
    <style:style style:name="T34" style:family="text">
      <style:text-properties officeooo:rsid="01b76603"/>
    </style:style>
    <style:style style:name="T35" style:family="text">
      <style:text-properties officeooo:rsid="0071d45f"/>
    </style:style>
    <style:style style:name="T36" style:family="text">
      <style:text-properties officeooo:rsid="0060ce07"/>
    </style:style>
    <style:style style:name="T37" style:family="text">
      <style:text-properties officeooo:rsid="005b8b63"/>
    </style:style>
    <style:style style:name="T38" style:family="text">
      <style:text-properties officeooo:rsid="00676ad7"/>
    </style:style>
    <style:style style:name="T39" style:family="text">
      <style:text-properties officeooo:rsid="00743ce7"/>
    </style:style>
    <style:style style:name="T40" style:family="text">
      <style:text-properties officeooo:rsid="0067cbeb"/>
    </style:style>
    <style:style style:name="T41" style:family="text">
      <style:text-properties officeooo:rsid="0079be41"/>
    </style:style>
    <style:style style:name="T42" style:family="text">
      <style:text-properties officeooo:rsid="00647a3d"/>
    </style:style>
    <style:style style:name="T43" style:family="text">
      <style:text-properties officeooo:rsid="0025c21a"/>
    </style:style>
    <style:style style:name="T44" style:family="text">
      <style:text-properties officeooo:rsid="00294d5d"/>
    </style:style>
    <style:style style:name="T45" style:family="text">
      <style:text-properties officeooo:rsid="00f4a5bb"/>
    </style:style>
    <style:style style:name="T46" style:family="text">
      <style:text-properties officeooo:rsid="00d88d01"/>
    </style:style>
    <style:style style:name="T47" style:family="text">
      <style:text-properties officeooo:rsid="004cbf9e"/>
    </style:style>
    <style:style style:name="T48" style:family="text">
      <style:text-properties officeooo:rsid="0196287a"/>
    </style:style>
    <style:style style:name="T49" style:family="text">
      <style:text-properties officeooo:rsid="0065500a"/>
    </style:style>
    <style:style style:name="T50" style:family="text">
      <style:text-properties officeooo:rsid="01095462"/>
    </style:style>
    <style:style style:name="T51" style:family="text">
      <style:text-properties officeooo:rsid="0173e082"/>
    </style:style>
    <style:style style:name="T52" style:family="text">
      <style:text-properties officeooo:rsid="01a9c557"/>
    </style:style>
    <style:style style:name="T53" style:family="text">
      <style:text-properties officeooo:rsid="002bd9a9"/>
    </style:style>
    <style:style style:name="T54" style:family="text">
      <style:text-properties officeooo:rsid="002c3cca"/>
    </style:style>
    <style:style style:name="T55" style:family="text">
      <style:text-properties officeooo:rsid="0030daf2"/>
    </style:style>
    <style:style style:name="T56" style:family="text">
      <style:text-properties officeooo:rsid="0031c5ba"/>
    </style:style>
    <style:style style:name="T57" style:family="text">
      <style:text-properties officeooo:rsid="0037b4f5"/>
    </style:style>
    <style:style style:name="T58" style:family="text">
      <style:text-properties officeooo:rsid="00855282"/>
    </style:style>
    <style:style style:name="T59" style:family="text">
      <style:text-properties officeooo:rsid="017577b4"/>
    </style:style>
    <style:style style:name="T60" style:family="text">
      <style:text-properties officeooo:rsid="01634c73"/>
    </style:style>
    <style:style style:name="T61" style:family="text">
      <style:text-properties officeooo:rsid="011da273"/>
    </style:style>
    <style:style style:name="T62" style:family="text">
      <style:text-properties officeooo:rsid="0037f4c3"/>
    </style:style>
    <style:style style:name="T63" style:family="text">
      <style:text-properties officeooo:rsid="0083cd9e"/>
    </style:style>
    <style:style style:name="T64" style:family="text">
      <style:text-properties officeooo:rsid="003ba9ac"/>
    </style:style>
    <style:style style:name="T65" style:family="text">
      <style:text-properties officeooo:rsid="003d2a25"/>
    </style:style>
    <style:style style:name="T66" style:family="text">
      <style:text-properties officeooo:rsid="003f32c7"/>
    </style:style>
    <style:style style:name="T67" style:family="text">
      <style:text-properties officeooo:rsid="0045c1a5"/>
    </style:style>
    <style:style style:name="T68" style:family="text">
      <style:text-properties officeooo:rsid="004702ec"/>
    </style:style>
    <style:style style:name="T69" style:family="text">
      <style:text-properties officeooo:rsid="0047ca91"/>
    </style:style>
    <style:style style:name="T70" style:family="text">
      <style:text-properties officeooo:rsid="004bdd3a"/>
    </style:style>
    <style:style style:name="T71" style:family="text">
      <style:text-properties officeooo:rsid="004fe0d5"/>
    </style:style>
    <style:style style:name="T72" style:family="text">
      <style:text-properties officeooo:rsid="0032c168"/>
    </style:style>
    <style:style style:name="T73" style:family="text">
      <style:text-properties officeooo:rsid="00312e64"/>
    </style:style>
    <style:style style:name="T74" style:family="text">
      <style:text-properties officeooo:rsid="01b4ff81"/>
    </style:style>
    <style:style style:name="T75" style:family="text">
      <style:text-properties officeooo:rsid="002bb3ad"/>
    </style:style>
    <style:style style:name="T76" style:family="text">
      <style:text-properties officeooo:rsid="009d5cf7"/>
    </style:style>
    <style:style style:name="T77" style:family="text">
      <style:text-properties officeooo:rsid="00a350d2"/>
    </style:style>
    <style:style style:name="T78" style:family="text">
      <style:text-properties officeooo:rsid="005b1210"/>
    </style:style>
    <style:style style:name="T79" style:family="text">
      <style:text-properties officeooo:rsid="005d97cf"/>
    </style:style>
    <style:style style:name="T80" style:family="text">
      <style:text-properties officeooo:rsid="00662d71"/>
    </style:style>
    <style:style style:name="T81" style:family="text">
      <style:text-properties officeooo:rsid="00678113"/>
    </style:style>
    <style:style style:name="T82" style:family="text">
      <style:text-properties officeooo:rsid="0068de2f"/>
    </style:style>
    <style:style style:name="T83" style:family="text">
      <style:text-properties officeooo:rsid="007e3a01"/>
    </style:style>
    <style:style style:name="T84" style:family="text">
      <style:text-properties officeooo:rsid="00818f75"/>
    </style:style>
    <style:style style:name="T85" style:family="text">
      <style:text-properties officeooo:rsid="0082cb32"/>
    </style:style>
    <style:style style:name="T86" style:family="text">
      <style:text-properties officeooo:rsid="019e0e0a"/>
    </style:style>
    <style:style style:name="T87" style:family="text">
      <style:text-properties officeooo:rsid="0189d450"/>
    </style:style>
    <style:style style:name="T88" style:family="text">
      <style:text-properties officeooo:rsid="0191f381"/>
    </style:style>
    <style:style style:name="T89" style:family="text">
      <style:text-properties officeooo:rsid="01951748"/>
    </style:style>
    <style:style style:name="T90" style:family="text">
      <style:text-properties officeooo:rsid="0084c274"/>
    </style:style>
    <style:style style:name="T91" style:family="text">
      <style:text-properties officeooo:rsid="008613d7"/>
    </style:style>
    <style:style style:name="T92" style:family="text">
      <style:text-properties officeooo:rsid="008831c7"/>
    </style:style>
    <style:style style:name="T93" style:family="text">
      <style:text-properties officeooo:rsid="008a91cc"/>
    </style:style>
    <style:style style:name="T94" style:family="text">
      <style:text-properties officeooo:rsid="008fcee0"/>
    </style:style>
    <style:style style:name="T95" style:family="text">
      <style:text-properties officeooo:rsid="00917309"/>
    </style:style>
    <style:style style:name="T96" style:family="text">
      <style:text-properties officeooo:rsid="009177a1"/>
    </style:style>
    <style:style style:name="T97" style:family="text">
      <style:text-properties officeooo:rsid="009d6cfc"/>
    </style:style>
    <style:style style:name="T98" style:family="text">
      <style:text-properties officeooo:rsid="00a00364"/>
    </style:style>
    <style:style style:name="T99" style:family="text">
      <style:text-properties officeooo:rsid="00a02f3b"/>
    </style:style>
    <style:style style:name="T100" style:family="text">
      <style:text-properties officeooo:rsid="00a62ad6"/>
    </style:style>
    <style:style style:name="T101" style:family="text">
      <style:text-properties officeooo:rsid="00a9ce27"/>
    </style:style>
    <style:style style:name="T102" style:family="text">
      <style:text-properties officeooo:rsid="00aca16a"/>
    </style:style>
    <style:style style:name="T103" style:family="text">
      <style:text-properties officeooo:rsid="00ae13ff"/>
    </style:style>
    <style:style style:name="T104" style:family="text">
      <style:text-properties officeooo:rsid="00b16339"/>
    </style:style>
    <style:style style:name="T105" style:family="text">
      <style:text-properties officeooo:rsid="00b493c2"/>
    </style:style>
    <style:style style:name="T106" style:family="text">
      <style:text-properties officeooo:rsid="00b4dc5b"/>
    </style:style>
    <style:style style:name="T107" style:family="text">
      <style:text-properties officeooo:rsid="00b7817a"/>
    </style:style>
    <style:style style:name="T108" style:family="text">
      <style:text-properties officeooo:rsid="00b7bdf8"/>
    </style:style>
    <style:style style:name="T109" style:family="text">
      <style:text-properties officeooo:rsid="00b8022d"/>
    </style:style>
    <style:style style:name="T110" style:family="text">
      <style:text-properties officeooo:rsid="00ba1863"/>
    </style:style>
    <style:style style:name="T111" style:family="text">
      <style:text-properties officeooo:rsid="00baca33"/>
    </style:style>
    <style:style style:name="T112" style:family="text">
      <style:text-properties officeooo:rsid="00be85d0"/>
    </style:style>
    <style:style style:name="T113" style:family="text">
      <style:text-properties officeooo:rsid="00bf2430"/>
    </style:style>
    <style:style style:name="T114" style:family="text">
      <style:text-properties officeooo:rsid="00c000be"/>
    </style:style>
    <style:style style:name="T115" style:family="text">
      <style:text-properties officeooo:rsid="00c07180"/>
    </style:style>
    <style:style style:name="T116" style:family="text">
      <style:text-properties officeooo:rsid="00c49e83"/>
    </style:style>
    <style:style style:name="T117" style:family="text">
      <style:text-properties officeooo:rsid="00d136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he Tang programming language:</text:p>
      <text:p text:style-name="P2"/>
      <text:p text:style-name="P2"/>
      <text:p text:style-name="P2">Tang files are <text:span text:style-name="T15">UTF-8 encoded plain text files with filenames ending in ".tang".</text:span></text:p>
      <text:p text:style-name="P2"/>
      <text:p text:style-name="P19"/>
      <text:p text:style-name="P19"/>
      <text:p text:style-name="P56">TODO: in vocabulary, define map, and map_node, <text:span text:style-name="T96">maps can't be iterated over</text:span></text:p>
      <text:p text:style-name="P56"/>
      <text:p text:style-name="P57">TODO: talk about unnamed template parameters</text:p>
      <text:p text:style-name="P19"/>
      <text:p text:style-name="P19">Vocabulary:</text:p>
      <text:p text:style-name="P59"/>
      <text:p text:style-name="P19"><text:span text:style-name="T10">A </text:span><text:span text:style-name="T16">type</text:span><text:span text:style-name="T18"> is, in plain English, a kind of thing. <text:s/></text:span><text:span text:style-name="T19">F</text:span><text:span text:style-name="T20">undamental types, </text:span><text:span text:style-name="T24">aliases,</text:span><text:span text:style-name="T20"> </text:span><text:span text:style-name="T21">and classes</text:span><text:span text:style-name="T20"> are </text:span><text:span text:style-name="T24">all</text:span><text:span text:style-name="T20"> types.</text:span></text:p>
      <text:p text:style-name="P80"/>
      <text:p text:style-name="P30"><text:span text:style-name="T17">Fundamental types</text:span><text:span text:style-name="T20"> are the data types built into the language: </text:span><text:span text:style-name="T22">Int8, Uint8, Int16, Uint16, Int32, Uint32, Int64, Uint64, Float32, Float64, </text:span><text:span text:style-name="T24">Unit8, Unit16, Unit32, </text:span><text:span text:style-name="T22">Size, Location.</text:span></text:p>
      <text:p text:style-name="P59"/>
      <text:p text:style-name="P22"><text:span text:style-name="T10">A </text:span>class<text:span text:style-name="T18"> is a type of object.</text:span></text:p>
      <text:p text:style-name="P81"/>
      <text:p text:style-name="P31"><text:span text:style-name="T18">An </text:span><text:span text:style-name="T16">alias</text:span><text:span text:style-name="T18"> is a new name for another already existing type. <text:s/>Aliases are useful for making code self-documenting, and for function selection. <text:s/>Example: you might make Code_Point an alias for Uint32, and a different function might be selected depending on whether the argument is a Code_Point or a Uint32, even though under the hood these two types are the same.</text:span></text:p>
      <text:p text:style-name="P82"/>
      <text:p text:style-name="P88"><text:span text:style-name="T31">In Tang, one </text:span><text:span text:style-name="T29">technically</text:span><text:span text:style-name="T33"> only writes </text:span><text:span text:style-name="T6">templates</text:span><text:span text:style-name="T28"> </text:span><text:span text:style-name="T32">for functions and classes, which are then used to generate the resulting functions and classes.</text:span></text:p>
      <text:p text:style-name="P91"/>
      <text:p text:style-name="P91">The resulting functions and classes that are generated from the templates are <text:span text:style-name="T1">instances</text:span> of a template.</text:p>
      <text:p text:style-name="P82"/>
      <text:p text:style-name="P86">A <text:span text:style-name="T1">template parameter </text:span>is <text:span text:style-name="T31">basically some sort of unknown quality about the function template or class template you're programming. <text:s/>For example, you can write a template for a function that can operate on any type of container, even if you don't know precisely which type of container you'll be working with, and then function instances will be generated from the template you wrote for each type of container you try to pass to the function template elsewhere in the code. <text:s/>In </text:span><text:soft-page-break/><text:span text:style-name="T31">that case the container type would be a </text:span><text:span text:style-name="T3">template parameter</text:span><text:span text:style-name="T32">. <text:s/>A template parameter can be a type, function, or fundamental constant (like an integer). <text:s/>In other words, it has to be something that can be determined at compile time.</text:span></text:p>
      <text:p text:style-name="P82"/>
      <text:p text:style-name="P92"><text:span text:style-name="T12">A</text:span><text:span text:style-name="T10">n </text:span>endianness<text:span text:style-name="T10"> is </text:span><text:span text:style-name="T13">a property of most fundamental types. <text:s/>The endianness of a fundamental type can be set by setting its template parameter to either LE or BE. <text:s/>If the endianness of a fundamental type is left unset, it will be left to the C compiler's default. <text:s/></text:span><text:span text:style-name="T14">Assignment is the only operation that can be performed on fundamental types that have had their endianness set. <text:s/>All other operations can only be performed on fundamental types that have </text:span><text:span text:style-name="T27">not</text:span><text:span text:style-name="T14"> had their endianness set.</text:span></text:p>
      <text:p text:style-name="P82"/>
      <text:p text:style-name="P20"><text:span text:style-name="T18">A </text:span><text:span text:style-name="T16">variable</text:span><text:span text:style-name="T18"> is an instance of a </text:span><text:span text:style-name="T20">type</text:span><text:span text:style-name="T18">.</text:span></text:p>
      <text:p text:style-name="P82"/>
      <text:p text:style-name="P19"><text:span text:style-name="T18">An </text:span><text:span text:style-name="T16">object</text:span><text:span text:style-name="T18"> is an instance of a class.</text:span></text:p>
      <text:p text:style-name="P82"/>
      <text:p text:style-name="P87">An <text:span text:style-name="T1">array</text:span> <text:span text:style-name="T30">is a contiguous sequence of variables in memory. <text:s/>Arrays come in two flavors: known-length (KL_Array) and unknown-length (UL_Array). <text:s/>The length of an array cannot change after it has been "made."</text:span></text:p>
      <text:p text:style-name="P83"/>
      <text:p text:style-name="P21"><text:span text:style-name="T18">A </text:span><text:span text:style-name="T16">property</text:span><text:span text:style-name="T26"> </text:span><text:span text:style-name="T18">is a component of a </text:span><text:span text:style-name="T22">class or object</text:span><text:span text:style-name="T23">.</text:span></text:p>
      <text:p text:style-name="P84"/>
      <text:p text:style-name="P1"><text:span text:style-name="T18">An </text:span><text:span text:style-name="T25">encloser</text:span><text:span text:style-name="T18"> is a pair of symbols that enclose something, such as (), {}, or [].</text:span></text:p>
      <text:p text:style-name="P85"/>
      <text:p text:style-name="P89">A <text:span text:style-name="T1">module</text:span> is a single .tang file. <text:s/>Modules can make use of each other.</text:p>
      <text:p text:style-name="P89"/>
      <text:p text:style-name="P89">A <text:span text:style-name="T1">library</text:span> is a module that's shared between many projects, and libraries are kept in a system directory.</text:p>
      <text:p text:style-name="P89"/>
      <text:p text:style-name="P90">A <text:span text:style-name="T1">list</text:span> is a dynamically resizable array of variables. <text:s/>Note that the precise memory address at which an element of the list is stored may change when the list reallocates the memory segment in which <text:span text:style-name="T78">it stores elements</text:span>, <text:span text:style-name="T55">and as such it is not safe to store a pointer to an element of a list.</text:span></text:p>
      <text:p text:style-name="P85"/>
      <text:p text:style-name="P1"><text:span text:style-name="T2">Note: </text:span><text:span text:style-name="T11">I really hate the term "linked list" because I find it a very misleading name. <text:s/>I instead refer to them as "chains" which are made up of "chain links."</text:span></text:p>
      <text:p text:style-name="P68"/>
      <text:p text:style-name="P68"/>
      <text:p text:style-name="P68"/>
      <text:p text:style-name="P68"/>
      <text:p text:style-name="P94"/>
      <text:p text:style-name="P94"/>
      <text:p text:style-name="P95"><text:soft-page-break/>Compiler implementation:</text:p>
      <text:p text:style-name="P3"/>
      <text:p text:style-name="P23">Compiler output and flags:</text:p>
      <text:p text:style-name="P23"/>
      <text:p text:style-name="P60">The compiler should output C99 code.</text:p>
      <text:p text:style-name="P60"/>
      <text:p text:style-name="P65">The path to the tang library directory defaults to /usr/tang/libraries, but it can be overridden with the environment variable TANG_LIBRARIES_PATH, which should be a colon-separated list of directories <text:span text:style-name="T43">in order of most to least preferred</text:span>.</text:p>
      <text:p text:style-name="P60"/>
      <text:p text:style-name="P60">The compiler accepts the following flags:</text:p>
      <text:list xml:id="list6299887300420586219" text:style-name="L1">
        <text:list-item>
          <text:p text:style-name="P97">--in [filename]: an input .tang file to compile.</text:p>
        </text:list-item>
        <text:list-item>
          <text:p text:style-name="P97">--out [filename]: the output C99 file. <text:s/>This flag can only be given once <text:span text:style-name="T35">in the command line</text:span>.</text:p>
        </text:list-item>
        <text:list-item>
          <text:p text:style-name="P97">--include [filename]: a C99 header file to include. <text:s/>The contents of any files included this way will be pasted at the beginning the output C99 file in the order they <text:span text:style-name="T36">appear</text:span> in the command line.</text:p>
        </text:list-item>
        <text:list-item>
          <text:p text:style-name="P97">--<text:span text:style-name="T34">lib-include [filename]: same as include, but searches tang library directory.</text:span></text:p>
        </text:list-item>
        <text:list-item>
          <text:p text:style-name="P97">--<text:span text:style-name="T44">meta-flag [flag]: sets a meta flag.</text:span></text:p>
        </text:list-item>
      </text:list>
      <text:p text:style-name="P68"/>
      <text:p text:style-name="P68"/>
      <text:p text:style-name="P68"/>
      <text:p text:style-name="P68"/>
      <text:p text:style-name="P68"/>
      <text:p text:style-name="P68"/>
      <text:p text:style-name="P68"/>
      <text:p text:style-name="P68"/>
      <text:p text:style-name="P68"/>
      <text:p text:style-name="P96"/>
      <text:p text:style-name="P96"/>
      <text:p text:style-name="P96"/>
      <text:p text:style-name="P96"/>
      <text:p text:style-name="P96"/>
      <text:p text:style-name="P96"/>
      <text:p text:style-name="P96"/>
      <text:p text:style-name="P96"/>
      <text:p text:style-name="P96"/>
      <text:p text:style-name="P96"><text:soft-page-break/>Data structures in the compiler:</text:p>
      <text:p text:style-name="P32"/>
      <text:p text:style-name="P35">Tracking directories and modules:</text:p>
      <text:p text:style-name="P2"/>
      <text:p text:style-name="P4">The compiler needs to start by fetching the <text:span text:style-name="T37">absolute file paths to the input .tang files</text:span> and turning <text:span text:style-name="T37">them</text:span> into a structure that it can use to keep track of where modules are in the file system relative to one another. <text:s/>This is used to make sure modules are only ever <text:span text:style-name="T37">compiled</text:span> once, <text:span text:style-name="T38">and that no use loops occur</text:span>. <text:s/><text:span text:style-name="T39">It must be possible to iterate over the modules.</text:span></text:p>
      <text:p text:style-name="P5"/>
      <text:p text:style-name="P6"><text:span text:style-name="T40">For e</text:span>ach <text:span text:style-name="T38">node </text:span>in this data structure, <text:span text:style-name="T40">its name is used as a key in its parent's map, and each node</text:span> contains:</text:p>
      <text:list xml:id="list1327397850727545513" text:style-name="L2">
        <text:list-item>
          <text:p text:style-name="P146">A <text:span text:style-name="T39">way to get back to its parent.</text:span></text:p>
        </text:list-item>
        <text:list-item>
          <text:p text:style-name="P147">A map of its children (in the case of a directory).</text:p>
        </text:list-item>
        <text:list-item>
          <text:p text:style-name="P148">Its text with comments removed (<text:span text:style-name="T41">in the case of a module, </text:span>see below).</text:p>
        </text:list-item>
        <text:list-item>
          <text:p text:style-name="P146">Its root block <text:span text:style-name="T42">template</text:span>.</text:p>
        </text:list-item>
        <text:list-item>
          <text:p text:style-name="P149">A chain of all functions that <text:span text:style-name="T44">have no template parameters</text:span>, to be used as starting points for <text:span text:style-name="T39">the </text:span>compilation <text:span text:style-name="T39">pass</text:span>.</text:p>
        </text:list-item>
        <text:list-item>
          <text:p text:style-name="P150">A chain of class <text:span text:style-name="T104">instances</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9"><text:soft-page-break/>Block template:</text:p>
      <text:list xml:id="list9157790306933919453" text:style-name="L3">
        <text:list-item>
          <text:p text:style-name="P151">A parent (may be null)</text:p>
        </text:list-item>
        <text:list-item>
          <text:p text:style-name="P152">An indentation level.</text:p>
        </text:list-item>
        <text:list-item>
          <text:p text:style-name="P153">A block number, globally unique, used for namespacing.</text:p>
        </text:list-item>
        <text:list-item>
          <text:p text:style-name="P152">A <text:span text:style-name="T53">list</text:span> of statements interleaved with child blocks</text:p>
        </text:list-item>
        <text:list-item>
          <text:p text:style-name="P154">Block type (may be loop, block, or normal).</text:p>
        </text:list-item>
        <text:list-item>
          <text:p text:style-name="P155">A loop, <text:span text:style-name="T98">function,</text:span> <text:span text:style-name="T83">or block</text:span> name<text:span text:style-name="T47">.</text:span></text:p>
        </text:list-item>
        <text:list-item>
          <text:p text:style-name="P156">A map of <text:span text:style-name="T48">names.</text:span></text:p>
        </text:list-item>
        <text:list-item>
          <text:p text:style-name="P157">A chain of names (so they can be iterated over and destructed)</text:p>
        </text:list-item>
        <text:list-item>
          <text:p text:style-name="P158">Chains for each of the following <text:span text:style-name="T49">types of names</text:span>: <text:span text:style-name="T54">template_parameters, function_parameters, variables.</text:span></text:p>
        </text:list-item>
        <text:list-item>
          <text:p text:style-name="P159">An error flag (to indicate whether this block contains erroneous code)</text:p>
        </text:list-item>
        <text:list-item>
          <text:p text:style-name="P160">A <text:span text:style-name="T85">chain of expression templates.</text:span></text:p>
        </text:list-item>
      </text:list>
      <text:p text:style-name="P11"/>
      <text:p text:style-name="P11">A record of a statement <text:span text:style-name="T45">or child block</text:span> consists of a pointer to the start of the statement's content, its length,<text:span text:style-name="T46"> its line number, and a pointer to a child block (left null if it's a statement instead of a child block).</text:span></text:p>
      <text:p text:style-name="P2"/>
      <text:p text:style-name="P12">Note: the map of names, in the case of a class <text:span text:style-name="T51">template</text:span>, may be interpreted as a map of properties, <text:span text:style-name="T52">and the variables chain as a chain of properties.</text:span></text:p>
      <text:p text:style-name="P2"/>
      <text:p text:style-name="P2"/>
      <text:p text:style-name="P2"/>
      <text:p text:style-name="P2"/>
      <text:p text:style-name="P2"/>
      <text:p text:style-name="P2"/>
      <text:p text:style-name="P2"/>
      <text:p text:style-name="P54">Function template:</text:p>
      <text:list xml:id="list8350353397527623962" text:style-name="L4">
        <text:list-item>
          <text:p text:style-name="P98">pointer to block template</text:p>
        </text:list-item>
        <text:list-item>
          <text:p text:style-name="P99">A chain link for the module's starting-point function chain.</text:p>
        </text:list-item>
        <text:list-item>
          <text:p text:style-name="P100">A chain link for the function template name's function template chain.</text:p>
        </text:list-item>
        <text:list-item>
          <text:p text:style-name="P102">A return <text:span text:style-name="T50">value type.</text:span></text:p>
        </text:list-item>
        <text:list-item>
          <text:p text:style-name="P103">flag indicating if this function is c</text:p>
        </text:list-item>
        <text:list-item>
          <text:p text:style-name="P104">A <text:span text:style-name="T56">chain of compiled versions of this function template</text:span>.</text:p>
        </text:list-item>
      </text:list>
      <text:p text:style-name="P2"/>
      <text:p text:style-name="P2"/>
      <text:p text:style-name="P2"/>
      <text:p text:style-name="P2"/>
      <text:p text:style-name="P2"/>
      <text:p text:style-name="P2"/>
      <text:p text:style-name="P33"><text:soft-page-break/>Names:</text:p>
      <text:p text:style-name="P33"/>
      <text:p text:style-name="P62">As previously mentioned, each block <text:span text:style-name="T64">template </text:span>has <text:span text:style-name="T67">a map of names.</text:span></text:p>
      <text:p text:style-name="P61"/>
      <text:p text:style-name="P67">Synchronous names are names that must be defined before they can be referred to, asynchronous names can be referred to before they're defined. <text:s/><text:span text:style-name="T63">References to s</text:span>ynchronous names <text:span text:style-name="T63">should be resolved as the block templates are initially being constructed, but references to asynchronous names shouldn't be resolved until the compilation pass.</text:span></text:p>
      <text:p text:style-name="P33"/>
      <text:p text:style-name="P66">Each name has an enum propert<text:span text:style-name="T68">y indicating name type,</text:span> which can be <text:span text:style-name="T68">template parameter, constant, variable, group, class, alias, or function</text:span>. <text:s/><text:span text:style-name="T79">It also has an integer indicating the line on which it was defined.</text:span></text:p>
      <text:p text:style-name="P7"/>
      <text:p text:style-name="P8">Different types of names require different properties to store a description of that name.</text:p>
      <text:p text:style-name="P25"/>
      <text:p text:style-name="P25"/>
      <text:p text:style-name="P25"/>
      <text:p text:style-name="P25"/>
      <text:p text:style-name="P25"/>
      <text:p text:style-name="P51">name base <text:span text:style-name="T95">class</text:span>:</text:p>
      <text:list xml:id="list3446323088528638630" text:style-name="L5">
        <text:list-item>
          <text:p text:style-name="P105">enum indicating type of name</text:p>
        </text:list-item>
        <text:list-item>
          <text:p text:style-name="P105">map node</text:p>
        </text:list-item>
        <text:list-item>
          <text:p text:style-name="P106">chain link for block's name chain.</text:p>
        </text:list-item>
      </text:list>
      <text:p text:style-name="P26"/>
      <text:p text:style-name="P26"/>
      <text:p text:style-name="P26"/>
      <text:p text:style-name="P26"/>
      <text:p text:style-name="P26"><text:span text:style-name="T94">name derived types</text:span>:</text:p>
      <text:p text:style-name="P26"/>
      <text:p text:style-name="P24"><text:span text:style-name="T62">template parameter name</text:span> <text:span text:style-name="T58">(synchronous)</text:span>:</text:p>
      <text:list xml:id="list634565216882616296" text:style-name="L6">
        <text:list-item>
          <text:p text:style-name="P107">chain link for the block <text:span text:style-name="T97">template</text:span>'s <text:span text:style-name="T62">template parameter</text:span> chain.</text:p>
        </text:list-item>
        <text:list-item>
          <text:p text:style-name="P108"><text:span text:style-name="T69">constant</text:span> value <text:span text:style-name="T66">(string, to be filled out on compilation)</text:span>.</text:p>
        </text:list-item>
        <text:list-item>
          <text:p text:style-name="P109">Pointer to name<text:span text:style-name="T65"> (to be filled out on compilation).</text:span></text:p>
        </text:list-item>
        <text:list-item>
          <text:p text:style-name="P110">default value (string, <text:span text:style-name="T59">in the case that this alias is a parameter, </text:span>to be resolved <text:span text:style-name="T60">when function template is compiled</text:span>)</text:p>
        </text:list-item>
      </text:list>
      <text:p text:style-name="P28"/>
      <text:p text:style-name="P34">constant <text:span text:style-name="T99">name </text:span>(synchronous):</text:p>
      <text:list xml:id="list7664452033523117029" text:style-name="L7">
        <text:list-item>
          <text:p text:style-name="P111">constant value <text:span text:style-name="T71">(string)</text:span></text:p>
        </text:list-item>
      </text:list>
      <text:p text:style-name="P28"/>
      <text:p text:style-name="P27"><text:soft-page-break/>variable <text:span text:style-name="T99">name</text:span> (synchronous):</text:p>
      <text:list xml:id="list1422947388395289176" text:style-name="L8">
        <text:list-item>
          <text:p text:style-name="P112">chain link for the block's variable chain <text:span text:style-name="T57">or parameter chain</text:span></text:p>
        </text:list-item>
        <text:list-item>
          <text:p text:style-name="P113">value_type</text:p>
        </text:list-item>
        <text:list-item>
          <text:p text:style-name="P114">default value (string, <text:span text:style-name="T59">in the case that this variable is a function parameter, </text:span>to be resolved when function is called)</text:p>
        </text:list-item>
      </text:list>
      <text:p text:style-name="P9"/>
      <text:p text:style-name="P29">group <text:span text:style-name="T99">name</text:span> <text:span text:style-name="T58">(asynchronous)</text:span>:</text:p>
      <text:list xml:id="list8219176510429361259" text:style-name="L9">
        <text:list-item>
          <text:p text:style-name="P115">map of names in the group</text:p>
        </text:list-item>
        <text:list-item>
          <text:p text:style-name="P116">list of pointers to blocks that have been added to this group.</text:p>
        </text:list-item>
      </text:list>
      <text:p text:style-name="P9"/>
      <text:p text:style-name="P10"><text:span text:style-name="T4">class </text:span><text:span text:style-name="T7">template </text:span><text:span text:style-name="T9">name</text:span><text:span text:style-name="T1"> </text:span><text:span text:style-name="T5">(asynchronous)</text:span><text:span text:style-name="T1">:</text:span></text:p>
      <text:list xml:id="list3185502794705577119" text:style-name="L10">
        <text:list-item>
          <text:p text:style-name="P161">pointer to <text:span text:style-name="T61">class</text:span> block.</text:p>
        </text:list-item>
        <text:list-item>
          <text:p text:style-name="P162">Flags to indicate whether copier <text:span text:style-name="T80">or mover are prevented.</text:span></text:p>
        </text:list-item>
        <text:list-item>
          <text:p text:style-name="P163">A pointer to <text:span text:style-name="T70">base</text:span> class.</text:p>
        </text:list-item>
        <text:list-item>
          <text:p text:style-name="P164">A map of derived classes.</text:p>
        </text:list-item>
        <text:list-item>
          <text:p text:style-name="P165">Node for derived class map.</text:p>
        </text:list-item>
        <text:list-item>
          <text:p text:style-name="P166">A <text:span text:style-name="T56">chain of compiled versions of this class template</text:span></text:p>
        </text:list-item>
      </text:list>
      <text:p text:style-name="P10"/>
      <text:p text:style-name="P36">alias <text:span text:style-name="T81">template name</text:span> (asynchronous):</text:p>
      <text:list xml:id="list3862765005876301405" text:style-name="L11">
        <text:list-item>
          <text:p text:style-name="P167">pointer to block in which alias was defined <text:span text:style-name="T84">(for -&gt; operator)</text:span>.</text:p>
        </text:list-item>
        <text:list-item>
          <text:p text:style-name="P183">chain of template parameters</text:p>
        </text:list-item>
        <text:list-item>
          <text:p text:style-name="P183">value type</text:p>
        </text:list-item>
        <text:list-item>
          <text:p text:style-name="P168">flag indicating if this alias is c</text:p>
        </text:list-item>
      </text:list>
      <text:p text:style-name="P10"/>
      <text:p text:style-name="P27">function <text:span text:style-name="T82">template name </text:span>(asynchronous):</text:p>
      <text:list xml:id="list7643226457523777948" text:style-name="L12">
        <text:list-item>
          <text:p text:style-name="P101">A chain of function templates</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5"><text:soft-page-break/>value type template:</text:p>
      <text:list xml:id="list9136778891731752570" text:style-name="L13">
        <text:list-item>
          <text:p text:style-name="P169"><text:span text:style-name="T72">value_t</text:span>ype<text:span text:style-name="T73">_</text:span>type: can be none, fundamental, <text:span text:style-name="T105">named</text:span>, entry_point,<text:span text:style-name="T74"> or array.</text:span></text:p>
        </text:list-item>
        <text:list-item>
          <text:p text:style-name="P171">fundamental_type: in the case of a fundamental type, this is an enum that indicates the precise type (EG: Int32, Uint16, Location, etc.).</text:p>
        </text:list-item>
        <text:list-item>
          <text:p text:style-name="P172">name_ptr: in the case of a<text:span text:style-name="T61"> named type</text:span>, points to the name <text:span text:style-name="T105">(may be template parameter)</text:span>.</text:p>
        </text:list-item>
        <text:list-item>
          <text:p text:style-name="P173">parameters: a list of value types. <text:s/>In the case of a <text:span text:style-name="T106">class</text:span>, these are the template parameters. <text:s/>In the case of an entry point, they're function parameters.</text:p>
        </text:list-item>
        <text:list-item>
          <text:p text:style-name="P171">return_<text:span text:style-name="T100">or_element_</text:span>type: <text:span text:style-name="T92">pointer, </text:span>in the case of an entry_point <text:span text:style-name="T100">or array</text:span>.</text:p>
        </text:list-item>
        <text:list-item>
          <text:p text:style-name="P174">array_length: in the case of an array, -1 if unkown-length.</text:p>
        </text:list-item>
        <text:list-item>
          <text:p text:style-name="P170">Indirection count: 0 means the object itself, 1 means pointer to the object, 2 means pointer to pointer to object, and so on.</text:p>
        </text:list-item>
      </text:list>
      <text:p text:style-name="P9"/>
      <text:p text:style-name="P18"><text:span text:style-name="T1">Part</text:span><text:span text:style-name="T8">s</text:span><text:span text:style-name="T1">:</text:span></text:p>
      <text:p text:style-name="P63"/>
      <text:p text:style-name="P64">A part has the following properties:</text:p>
      <text:list xml:id="list4264085963797242838" text:style-name="L14">
        <text:list-item>
          <text:p text:style-name="P117">part_type: can be <text:span text:style-name="T75">name, keyword, string_literal, character_literal, integer_literal, float_literal, encloser, or operator.</text:span></text:p>
        </text:list-item>
        <text:list-item>
          <text:p text:style-name="P118">an enum to indicate the precise <text:span text:style-name="T76">keyword </text:span>or operator.</text:p>
        </text:list-item>
        <text:list-item>
          <text:p text:style-name="P118">a code point to contain the character literal <text:span text:style-name="T77">or encloser</text:span></text:p>
        </text:list-item>
        <text:list-item>
          <text:p text:style-name="P118">a string to contain the string literal.</text:p>
        </text:list-item>
        <text:list-item>
          <text:p text:style-name="P119">a pointer to the name string or number literal and its length.</text:p>
        </text:list-item>
      </text:list>
      <text:p text:style-name="P70"/>
      <text:p text:style-name="P7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0"><text:soft-page-break/>expression template <text:span text:style-name="T94">base class</text:span>:</text:p>
      <text:list xml:id="list8420450848839851262" text:style-name="L15">
        <text:list-item>
          <text:p text:style-name="P121">Enum indicating type of expression</text:p>
        </text:list-item>
        <text:list-item>
          <text:p text:style-name="P121">chain link for <text:span text:style-name="T108">owner's expression chain (most likely block's, but may be function call's argument chain or asynchronous name reference's template parameter chain)</text:span>.</text:p>
        </text:list-item>
      </text:list>
      <text:p text:style-name="P184"/>
      <text:p text:style-name="P38"/>
      <text:p text:style-name="P38">Types of expression template:</text:p>
      <text:p text:style-name="P13"/>
      <text:p text:style-name="P39">operation:</text:p>
      <text:list xml:id="list4969646704318351966" text:style-name="L16">
        <text:list-item>
          <text:p text:style-name="P175"><text:span text:style-name="T90">pointers to </text:span>left expression <text:span text:style-name="T94">and</text:span> right expression</text:p>
        </text:list-item>
        <text:list-item>
          <text:p text:style-name="P175">enum to indicate operation type</text:p>
        </text:list-item>
        <text:list-item>
          <text:p text:style-name="P177">value type</text:p>
        </text:list-item>
      </text:list>
      <text:p text:style-name="P14"/>
      <text:p text:style-name="P37">assignment:</text:p>
      <text:list xml:id="list2129178516169947016" text:style-name="L17">
        <text:list-item>
          <text:p text:style-name="P122"><text:span text:style-name="T110">pointers to </text:span>destination expression, source expression</text:p>
        </text:list-item>
        <text:list-item>
          <text:p text:style-name="P124">value type</text:p>
        </text:list-item>
      </text:list>
      <text:p text:style-name="P16"/>
      <text:p text:style-name="P40"><text:span text:style-name="T86">synchronous name</text:span> reference:</text:p>
      <text:list xml:id="list1543703310614186539" text:style-name="L18">
        <text:list-item>
          <text:p text:style-name="P176">pointer to name <text:span text:style-name="T111">template</text:span></text:p>
        </text:list-item>
        <text:list-item>
          <text:p text:style-name="P178">value type</text:p>
        </text:list-item>
      </text:list>
      <text:p text:style-name="P16"/>
      <text:p text:style-name="P41">asynchronous name reference:</text:p>
      <text:list xml:id="list8195915341568415340" text:style-name="L19">
        <text:list-item>
          <text:p text:style-name="P125">list of name strings (in the event of accessing a group)</text:p>
        </text:list-item>
        <text:list-item>
          <text:p text:style-name="P144">chain of template parameter expressions.</text:p>
        </text:list-item>
      </text:list>
      <text:p text:style-name="P16"/>
      <text:p text:style-name="P53">array access:</text:p>
      <text:list xml:id="list3266323576252303765" text:style-name="L20">
        <text:list-item>
          <text:p text:style-name="P127"><text:span text:style-name="T91">pointers to </text:span>source expression <text:span text:style-name="T91">and </text:span>index expression.</text:p>
        </text:list-item>
        <text:list-item>
          <text:p text:style-name="P126">value type</text:p>
        </text:list-item>
      </text:list>
      <text:p text:style-name="P16"/>
      <text:p text:style-name="P40">property reference:</text:p>
      <text:list xml:id="list1692345733719676160" text:style-name="L21">
        <text:list-item>
          <text:p text:style-name="P123"><text:span text:style-name="T111">pointer to </text:span>source expression</text:p>
        </text:list-item>
        <text:list-item>
          <text:p text:style-name="P123">property name <text:span text:style-name="T111">string</text:span></text:p>
        </text:list-item>
        <text:list-item>
          <text:p text:style-name="P128">pointer to property <text:span text:style-name="T87">value </text:span>type <text:span text:style-name="T111">template parameter (unnamed)</text:span></text:p>
        </text:list-item>
      </text:list>
      <text:p text:style-name="P42"/>
      <text:p text:style-name="P42"><text:span text:style-name="T112">literal</text:span>:</text:p>
      <text:list xml:id="list8783337185837042191" text:style-name="L22">
        <text:list-item>
          <text:p text:style-name="P129">literal type enum</text:p>
        </text:list-item>
        <text:list-item>
          <text:p text:style-name="P130">value <text:span text:style-name="T112">(string)</text:span></text:p>
        </text:list-item>
        <text:list-item>
          <text:p text:style-name="P129">code point (in the event of character literal)</text:p>
        </text:list-item>
      </text:list>
      <text:p text:style-name="P37"/>
      <text:p text:style-name="P37"><text:soft-page-break/>typecast:</text:p>
      <text:list xml:id="list5916660618533305013" text:style-name="L23">
        <text:list-item>
          <text:p text:style-name="P131"><text:span text:style-name="T112">pointer to </text:span>source expression</text:p>
        </text:list-item>
        <text:list-item>
          <text:p text:style-name="P131">value type</text:p>
        </text:list-item>
      </text:list>
      <text:p text:style-name="P17"/>
      <text:p text:style-name="P43">function call:</text:p>
      <text:list xml:id="list8450117610912718837" text:style-name="L24">
        <text:list-item>
          <text:p text:style-name="P179">function expression</text:p>
        </text:list-item>
        <text:list-item>
          <text:p text:style-name="P179"><text:span text:style-name="T107">chain</text:span> of argument expressions</text:p>
        </text:list-item>
        <text:list-item>
          <text:p text:style-name="P179">pointer to function return type <text:span text:style-name="T109">template parameter (unnamed)</text:span></text:p>
        </text:list-item>
        <text:list-item>
          <text:p text:style-name="P180">flag to indicate if this call was made via do operator (if so, the type of the first argument is relevant to <text:span text:style-name="T113">compiling</text:span> this function call)</text:p>
        </text:list-item>
      </text:list>
      <text:p text:style-name="P16"/>
      <text:p text:style-name="P40">conditional:</text:p>
      <text:list xml:id="list5355643874387483479" text:style-name="L25">
        <text:list-item>
          <text:p text:style-name="P132"><text:span text:style-name="T114">pointer to </text:span>condition expression</text:p>
        </text:list-item>
        <text:list-item>
          <text:p text:style-name="P132"><text:span text:style-name="T114">pointer to </text:span>true expression</text:p>
        </text:list-item>
        <text:list-item>
          <text:p text:style-name="P132"><text:span text:style-name="T114">pointer to </text:span>false expression</text:p>
        </text:list-item>
        <text:list-item>
          <text:p text:style-name="P133">pointer to value type <text:span text:style-name="T109">template parameter (unnamed)</text:span></text:p>
        </text:list-item>
      </text:list>
      <text:p text:style-name="P40"/>
      <text:p text:style-name="P44"><text:span text:style-name="T116">dereference</text:span>:</text:p>
      <text:list xml:id="list6265609227697435986" text:style-name="L26">
        <text:list-item>
          <text:p text:style-name="P181"><text:span text:style-name="T114">pointer to </text:span>expression</text:p>
        </text:list-item>
        <text:list-item>
          <text:p text:style-name="P182">value type</text:p>
        </text:list-item>
      </text:list>
      <text:p text:style-name="P15"/>
      <text:p text:style-name="P58">location of:</text:p>
      <text:list xml:id="list462915360744208419" text:style-name="L27">
        <text:list-item>
          <text:p text:style-name="P134">pointer to expression</text:p>
        </text:list-item>
        <text:list-item>
          <text:p text:style-name="P135">value type</text:p>
        </text:list-item>
      </text:list>
      <text:p text:style-name="P15"/>
      <text:p text:style-name="P45">size<text:span text:style-name="T88">_</text:span>of:</text:p>
      <text:list xml:id="list4642763144435775617" text:style-name="L28">
        <text:list-item>
          <text:p text:style-name="P136">value type</text:p>
        </text:list-item>
      </text:list>
      <text:p text:style-name="P69"/>
      <text:p text:style-name="P45">offset<text:span text:style-name="T88">_</text:span>of:</text:p>
      <text:list xml:id="list285365269887735577" text:style-name="L29">
        <text:list-item>
          <text:p text:style-name="P137">value type</text:p>
        </text:list-item>
        <text:list-item>
          <text:p text:style-name="P137">property name <text:span text:style-name="T114">string</text:span></text:p>
        </text:list-item>
      </text:list>
      <text:p text:style-name="P15"/>
      <text:p text:style-name="P46">entry<text:span text:style-name="T88">_</text:span>point<text:span text:style-name="T88">_</text:span>of:</text:p>
      <text:list xml:id="list3452458797543801255" text:style-name="L30">
        <text:list-item>
          <text:p text:style-name="P138"><text:span text:style-name="T93">pointer to </text:span>function expression</text:p>
        </text:list-item>
        <text:list-item>
          <text:p text:style-name="P138"><text:span text:style-name="T114">list</text:span> of parameter value types</text:p>
        </text:list-item>
        <text:list-item>
          <text:p text:style-name="P139">pointer to value type <text:span text:style-name="T114">template parameter (unnamed)</text:span></text:p>
        </text:list-item>
      </text:list>
      <text:p text:style-name="P15"/>
      <text:p text:style-name="P47">if:</text:p>
      <text:list xml:id="list3951365163747009328" text:style-name="L31">
        <text:list-item>
          <text:p text:style-name="P140">enum to indicate if, else if, or else</text:p>
        </text:list-item>
        <text:list-item>
          <text:p text:style-name="P140"><text:span text:style-name="T115">pointer to </text:span>condition expression</text:p>
        </text:list-item>
      </text:list>
      <text:p text:style-name="P47"><text:soft-page-break/>break:</text:p>
      <text:list xml:id="list4472608655344357499" text:style-name="L32">
        <text:list-item>
          <text:p text:style-name="P141">enum to indicate break, continue, or return.</text:p>
        </text:list-item>
        <text:list-item>
          <text:p text:style-name="P142">pointer to block to break</text:p>
        </text:list-item>
      </text:list>
      <text:p text:style-name="P15"/>
      <text:p text:style-name="P48"><text:span text:style-name="T89">child </text:span>block:</text:p>
      <text:list xml:id="list8449301372504756736" text:style-name="L33">
        <text:list-item>
          <text:p text:style-name="P143">pointer to block</text:p>
        </text:list-item>
      </text:list>
      <text:p text:style-name="P70"/>
      <text:p text:style-name="P70"/>
      <text:p text:style-name="P145">TODO: think I need to add expression <text:span text:style-name="T117">type</text:span> for explicitly referring to parameters (both function and template).</text:p>
      <text:p text:style-name="P70"/>
      <text:p text:style-name="P70"/>
      <text:p text:style-name="P71">TODO: -&gt; operator automatically searches block in which class was defined before others.</text:p>
      <text:p text:style-name="P71"/>
      <text:p text:style-name="P77">TODO: -&gt; operator also automatically searches for entry point properties first. <text:s/><text:span text:style-name="T103">As in, first first.</text:span></text:p>
      <text:p text:style-name="P71"/>
      <text:p text:style-name="P72">TODO: a class instance should have pointers to constructors and destructors.</text:p>
      <text:p text:style-name="P72"/>
      <text:p text:style-name="P73">TODO: := operator creates unnamed template parameter.</text:p>
      <text:p text:style-name="P73"/>
      <text:p text:style-name="P73"/>
      <text:p text:style-name="P73"/>
      <text:p text:style-name="P74">TODO: alright, I need to really put some thought into how template parameters work. <text:s/>I can't tell until compilation whether a template parameter will be a type, a constant, or a function.</text:p>
      <text:p text:style-name="P74"/>
      <text:p text:style-name="P75">First question: <text:span text:style-name="T101">is there any way</text:span> of composing an expression involving one or more template parameter <text:span text:style-name="T101">where there is more than one valid way the expression may be compiled, depending on what kind of template parameters are involved?</text:span></text:p>
      <text:p text:style-name="P75"/>
      <text:p text:style-name="P76">I can only think of one: <text:span text:style-name="T102">When a template parameter is not the type of a variable declaration, or the name of a function, it may be either a type (which creates an unnamed variable) or a constant.</text:span></text:p>
      <text:p text:style-name="P76"/>
      <text:p text:style-name="P76"/>
      <text:p text:style-name="P78">Man, I really just generally need to work out all the kinks in the expression template representation, particularly as it pertains to types.</text:p>
      <text:p text:style-name="P78"/>
      <text:p text:style-name="P79"><text:soft-page-break/>TODO: I think variables can't be put in groups, because variables are synchronous, while groups are asynchron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8:19:54.544456974</meta:creation-date>
    <dc:date>2016-12-03T03:40:23.909095267</dc:date>
    <meta:editing-duration>P1DT1H5M44S</meta:editing-duration>
    <meta:editing-cycles>154</meta:editing-cycles>
    <meta:generator>LibreOffice/5.1.6.2.0$Linux_X86_64 LibreOffice_project/10m0$Build-2</meta:generator>
    <meta:document-statistic meta:table-count="0" meta:image-count="0" meta:object-count="0" meta:page-count="12" meta:paragraph-count="190" meta:word-count="2156" meta:character-count="12470" meta:non-whitespace-character-count="10591"/>
  </office:meta>
</office:document-meta>
</file>